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3" style:family="table-column">
      <style:table-column-properties fo:break-before="auto" style:column-width="9.537cm"/>
    </style:style>
    <style:style style:name="co4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7.735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244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0.84cm"/>
    </style:style>
    <style:style style:name="co13" style:family="table-column">
      <style:table-column-properties fo:break-before="auto" style:column-width="0.755cm"/>
    </style:style>
    <style:style style:name="co14" style:family="table-column">
      <style:table-column-properties fo:break-before="auto" style:column-width="0.923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4.373cm"/>
    </style:style>
    <style:style style:name="co18" style:family="table-column">
      <style:table-column-properties fo:break-before="auto" style:column-width="1.175cm"/>
    </style:style>
    <style:style style:name="co19" style:family="table-column">
      <style:table-column-properties fo:break-before="auto" style:column-width="6.544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5.622cm"/>
    </style:style>
    <style:style style:name="co23" style:family="table-column">
      <style:table-column-properties fo:break-before="auto" style:column-width="2.5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714cm" fo:break-before="auto" style:use-optimal-row-height="false"/>
    </style:style>
    <style:style style:name="ro11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2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5" style:family="table" style:master-page-name="PageStyle_5f_Config">
      <style:table-properties table:display="true" style:writing-mode="lr-tb"/>
    </style:style>
    <style:style style:name="ta6" style:family="table" style:master-page-name="PageStyle_5f_Estimacion_5f_Tiempos">
      <style:table-properties table:display="true" style:writing-mode="lr-tb"/>
    </style:style>
    <style:style style:name="ta7" style:family="table" style:master-page-name="PageStyle_5f_Gráficos">
      <style:table-properties table:display="true" style:writing-mode="lr-tb"/>
    </style:style>
    <style:style style:name="ta10" style:family="table" style:master-page-name="PageStyle_5f_Tiempos_5f_Trabajados">
      <style:table-properties table:display="true" style:writing-mode="lr-tb"/>
    </style:style>
    <style:style style:name="ta11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2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5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7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 style:data-style-name="N118">
      <style:table-cell-properties fo:padding="0.071cm"/>
    </style:style>
    <style:style style:name="ce50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1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3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4_5f_2_5f_1" style:base-cell-address="Estimacion_Tiempos.H4"/>
      <style:map style:condition="cell-content()=&quot;D&quot;" style:apply-style-name="Excel_5f_CondFormat_5f_4_5f_2_5f_2" style:base-cell-address="Estimacion_Tiempos.H4"/>
    </style:style>
    <style:style style:name="ce55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5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7" style:family="table-cell" style:parent-style-name="Default">
      <style:table-cell-properties fo:background-color="transparent" fo:padding="0.071cm"/>
    </style:style>
    <style:style style:name="ce58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3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4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7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6" style:family="table-cell" style:parent-style-name="Default">
      <style:table-cell-properties style:diagonal-bl-tr="none" style:diagonal-tl-br="none" fo:border="0.035cm solid #c0c0c0" style:rotation-align="none"/>
    </style:style>
    <style:style style:name="ce7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9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fo:padding="0.071cm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8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8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8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8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2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gistrar usuarios</text:p>
          </table:table-cell>
          <table:table-cell table:style-name="ce5" office:value-type="float" office:value="20">
            <office:annotation draw:style-name="gr1" draw:text-style-name="P1" svg:width="3.616cm" svg:height="3.26cm" svg:x="8.783cm" svg:y="1.845cm" draw:caption-point-x="6.767cm" draw:caption-point-y="0.222cm">
              <dc:date>2011-04-18T00:00:00</dc:date>
              <text:p text:style-name="P1"><text:span text:style-name="T1">Usuario:</text:span></text:p>
              <text:p text:style-name="P1"><text:span text:style-name="T1">Ingresar el tiempo en horas necesarias para tomar requerimiento, analizar, diseñar, implementar y probar la funcionalidad</text:span></text:p>
            </office:annotation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ar ingreso</text:p>
          </table:table-cell>
          <table:table-cell table:style-name="ce5"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Solicitud de amistad</text:p>
          </table:table-cell>
          <table:table-cell table:style-name="ce5" office:value-type="float" office:value="10">
            <text:p>1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usqueda de usuarios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Grupos de amig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permisos</text:p>
          </table:table-cell>
          <table:table-cell table:style-name="ce5" office:value-type="float" office:value="100">
            <text:p>1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BM de Fotos y Albumes</text:p>
          </table:table-cell>
          <table:table-cell table:style-name="ce5" office:value-type="float" office:value="70">
            <text:p>7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lta de comentarios en fotos</text:p>
          </table:table-cell>
          <table:table-cell table:style-name="ce5" office:value-type="float" office:value="25">
            <text:p>2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aja de comentarios en general hacia el usuario</text:p>
          </table:table-cell>
          <table:table-cell table:style-name="ce5" office:value-type="float" office:value="35">
            <text:p>35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Muro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Administración de Página Principal</text:p>
          </table:table-cell>
          <table:table-cell table:style-name="ce5" office:value-type="float" office:value="200">
            <text:p>20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Notificaciones(Cumpleaños Amigos,actualización de perfil de amigos) y Envío de mails</text:p>
          </table:table-cell>
          <table:table-cell table:style-name="ce5" office:value-type="float" office:value="90">
            <text:p>9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Control de amigos en común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Manejo de rol de Administrador</text:p>
          </table:table-cell>
          <table:table-cell table:style-name="ce5"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Bloqueo de usuarios</text:p>
          </table:table-cell>
          <table:table-cell table:style-name="ce5" office:value-type="float" office:value="40">
            <text:p>40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5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number-columns-repeated="3"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number-columns-repeated="3"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1">
            <text:p>1</text:p>
          </table:table-cell>
          <table:table-cell table:style-name="ce16" table:content-validation-name="val2" office:value-type="float" office:value="40644">
            <text:p>11-abr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Pendiente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 office:value-type="string">
            <text:p>1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6" table:print="false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3"/>
          <table:table-cell table:style-name="ce49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 table:number-columns-repeated="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table:formula="of:=[$Config.C9]" office:value-type="float" office:value="14">
            <text:p>14</text:p>
          </table:table-cell>
          <table:table-cell table:number-columns-repeated="2"/>
          <table:table-cell table:style-name="ce44" table:formula="of:=IF([.H5]=&quot;&quot;;&quot; &quot;;CHOOSE(WEEKDAY([.H5];2);&quot;L&quot;;&quot;M&quot;;&quot;X&quot;;&quot;J&quot;;&quot;V&quot;;&quot;S&quot;;&quot;D&quot;))" office:value-type="string" office:string-value="L">
            <text:p>L</text:p>
          </table:table-cell>
          <table:table-cell table:number-columns-repeated="2"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44" table:formula="of:=IF([.O5]=&quot;&quot;;&quot; &quot;;CHOOSE(WEEKDAY([.O5];2);&quot;L&quot;;&quot;M&quot;;&quot;X&quot;;&quot;J&quot;;&quot;V&quot;;&quot;S&quot;;&quot;D&quot;))" office:value-type="float" office:value="0">
            <text:p>#VALOR!</text:p>
          </table:table-cell>
          <table:table-cell table:number-columns-repeated="2" table:style-name="ce44" office:value-type="string">
            <text:p>M</text:p>
          </table:table-cell>
          <table:table-cell table:style-name="ce44" office:value-type="string">
            <text:p>J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D</text:p>
          </table:table-cell>
          <table:table-cell table:style-name="ce52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D5]=&quot;&quot;;&quot; &quot;;CHOOSE(WEEKDAY([.AD5];2);&quot;L&quot;;&quot;M&quot;;&quot;X&quot;;&quot;J&quot;;&quot;V&quot;;&quot;S&quot;;&quot;D&quot;))" office:value-type="float" office:value="0">
            <text:p>#N/D</text:p>
          </table:table-cell>
          <table:table-cell table:style-name="ce52" table:formula="of:=IF([.AE5]=&quot;&quot;;&quot; &quot;;CHOOSE(WEEKDAY([.AE5];2);&quot;L&quot;;&quot;M&quot;;&quot;X&quot;;&quot;J&quot;;&quot;V&quot;;&quot;S&quot;;&quot;D&quot;))" office:value-type="float" office:value="0">
            <text:p>#N/D</text:p>
          </table:table-cell>
          <table:table-cell table:style-name="ce54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5">
          <table:table-cell table:style-name="ce27" table:number-columns-repeated="7"/>
          <table:table-cell table:style-name="ce45" table:formula="of:=[$Config.D9]" office:value-type="float" office:value="2">
            <text:p>1-ene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5"/>
          <table:table-cell table:style-name="ce27" table:number-columns-repeated="992"/>
        </table:table-row>
        <table:table-row table:style-name="ro6">
          <table:table-cell table:style-name="ce27" table:number-columns-repeated="4"/>
          <table:table-cell table:style-name="ce38" office:value-type="string" table:number-columns-spanned="3" table:number-rows-spanned="1">
            <text:p>Tareas pendientes</text:p>
          </table:table-cell>
          <table:covered-table-cell table:number-columns-repeated="2" table:style-name="ce38"/>
          <table:table-cell table:style-name="ce46" table:formula="of:=COUNTIF([.H10:.H1002];&quot;&gt;0&quot;)" office:value-type="float" office:value="30">
            <text:p>30</text:p>
          </table:table-cell>
          <table:table-cell table:style-name="ce46" table:formula="of:=COUNTIF([.I10:.I1002];&quot;&gt;0&quot;)" office:value-type="float" office:value="8">
            <text:p>8</text:p>
          </table:table-cell>
          <table:table-cell table:style-name="ce46" table:formula="of:=COUNTIF([.J10:.J1002];&quot;&gt;0&quot;)" office:value-type="float" office:value="8">
            <text:p>8</text:p>
          </table:table-cell>
          <table:table-cell table:style-name="ce46" table:formula="of:=COUNTIF([.K10:.K1002];&quot;&gt;0&quot;)" office:value-type="float" office:value="8">
            <text:p>8</text:p>
          </table:table-cell>
          <table:table-cell table:style-name="ce46" table:formula="of:=COUNTIF([.L10:.L1002];&quot;&gt;0&quot;)" office:value-type="float" office:value="8">
            <text:p>8</text:p>
          </table:table-cell>
          <table:table-cell table:style-name="ce46" table:formula="of:=COUNTIF([.M10:.M1002];&quot;&gt;0&quot;)" office:value-type="float" office:value="8">
            <text:p>8</text:p>
          </table:table-cell>
          <table:table-cell table:style-name="ce46" table:formula="of:=COUNTIF([.N10:.N1002];&quot;&gt;0&quot;)" office:value-type="float" office:value="8">
            <text:p>8</text:p>
          </table:table-cell>
          <table:table-cell table:style-name="ce46" table:formula="of:=COUNTIF([.O10:.O1002];&quot;&gt;0&quot;)" office:value-type="float" office:value="8">
            <text:p>8</text:p>
          </table:table-cell>
          <table:table-cell table:style-name="ce46" table:formula="of:=COUNTIF([.P10:.P1002];&quot;&gt;0&quot;)" office:value-type="float" office:value="8">
            <text:p>8</text:p>
          </table:table-cell>
          <table:table-cell table:style-name="ce46" table:formula="of:=COUNTIF([.Q10:.Q1002];&quot;&gt;0&quot;)" office:value-type="float" office:value="8">
            <text:p>8</text:p>
          </table:table-cell>
          <table:table-cell table:style-name="ce46" table:formula="of:=COUNTIF([.R10:.R1002];&quot;&gt;0&quot;)" office:value-type="float" office:value="0">
            <text:p>0</text:p>
          </table:table-cell>
          <table:table-cell table:style-name="ce46" table:formula="of:=COUNTIF([.S10:.S1002];&quot;&gt;0&quot;)" office:value-type="float" office:value="0">
            <text:p>0</text:p>
          </table:table-cell>
          <table:table-cell table:style-name="ce46" table:formula="of:=COUNTIF([.T10:.T1002];&quot;&gt;0&quot;)" office:value-type="float" office:value="0">
            <text:p>0</text:p>
          </table:table-cell>
          <table:table-cell table:style-name="ce46" table:formula="of:=COUNTIF([.U10:.U1002];&quot;&gt;0&quot;)" office:value-type="float" office:value="0">
            <text:p>0</text:p>
          </table:table-cell>
          <table:table-cell table:style-name="ce46" table:formula="of:=COUNTIF([.V10:.V1002];&quot;&gt;0&quot;)" office:value-type="float" office:value="0">
            <text:p>0</text:p>
          </table:table-cell>
          <table:table-cell table:style-name="ce46" table:formula="of:=COUNTIF([.W10:.W1002];&quot;&gt;0&quot;)" office:value-type="float" office:value="0">
            <text:p>0</text:p>
          </table:table-cell>
          <table:table-cell table:style-name="ce46" table:formula="of:=COUNTIF([.X10:.X1002];&quot;&gt;0&quot;)" office:value-type="float" office:value="0">
            <text:p>0</text:p>
          </table:table-cell>
          <table:table-cell table:style-name="ce46" table:formula="of:=COUNTIF([.Y10:.Y1002];&quot;&gt;0&quot;)" office:value-type="float" office:value="0">
            <text:p>0</text:p>
          </table:table-cell>
          <table:table-cell table:style-name="ce46" table:formula="of:=COUNTIF([.Z10:.Z1002];&quot;&gt;0&quot;)" office:value-type="float" office:value="0">
            <text:p>0</text:p>
          </table:table-cell>
          <table:table-cell table:style-name="ce46" table:formula="of:=COUNTIF([.AA10:.AA1002];&quot;&gt;0&quot;)" office:value-type="float" office:value="0">
            <text:p>0</text:p>
          </table:table-cell>
          <table:table-cell table:style-name="ce46" table:formula="of:=COUNTIF([.AB10:.AB1002];&quot;&gt;0&quot;)" office:value-type="float" office:value="0">
            <text:p>0</text:p>
          </table:table-cell>
          <table:table-cell table:style-name="ce46" table:formula="of:=COUNTIF([.AC10:.AC1002];&quot;&gt;0&quot;)" office:value-type="float" office:value="0">
            <text:p>0</text:p>
          </table:table-cell>
          <table:table-cell table:style-name="ce46" table:formula="of:=COUNTIF([.AD10:.AD1002];&quot;&gt;0&quot;)" office:value-type="float" office:value="0">
            <text:p>0</text:p>
          </table:table-cell>
          <table:table-cell table:style-name="ce46" table:formula="of:=COUNTIF([.AE10:.AE1002];&quot;&gt;0&quot;)" office:value-type="float" office:value="0">
            <text:p>0</text:p>
          </table:table-cell>
          <table:table-cell table:style-name="ce56"/>
          <table:table-cell table:style-name="ce27" table:number-columns-repeated="5"/>
          <table:table-cell table:style-name="ce27" table:formula="of:=[$BacklogDeProducto.B5]" office:value-type="string" office:string-value="Registrar usuarios">
            <text:p>Registrar usuarios</text:p>
          </table:table-cell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7">
          <table:table-cell table:number-columns-repeated="4"/>
          <table:table-cell table:style-name="ce39" office:value-type="string" table:number-columns-spanned="3" table:number-rows-spanned="1">
            <text:p>Horas de trabajo pendientes</text:p>
          </table:table-cell>
          <table:covered-table-cell table:number-columns-repeated="2" table:style-name="ce39"/>
          <table:table-cell table:style-name="ce47" table:formula="of:=SUM([.H9:.H1002])" office:value-type="float" office:value="315">
            <text:p>315</text:p>
          </table:table-cell>
          <table:table-cell table:style-name="ce47" table:formula="of:=SUM([.I9:.I1002])" office:value-type="float" office:value="72">
            <text:p>72</text:p>
          </table:table-cell>
          <table:table-cell table:style-name="ce47" table:formula="of:=SUM([.J9:.J1002])" office:value-type="float" office:value="64">
            <text:p>64</text:p>
          </table:table-cell>
          <table:table-cell table:style-name="ce47" table:formula="of:=SUM([.K9:.K1002])" office:value-type="float" office:value="48">
            <text:p>48</text:p>
          </table:table-cell>
          <table:table-cell table:style-name="ce47" table:formula="of:=SUM([.L9:.L1002])" office:value-type="float" office:value="32">
            <text:p>32</text:p>
          </table:table-cell>
          <table:table-cell table:style-name="ce47" table:formula="of:=SUM([.M9:.M1002])" office:value-type="float" office:value="32">
            <text:p>32</text:p>
          </table:table-cell>
          <table:table-cell table:style-name="ce47" table:formula="of:=SUM([.N9:.N1002])" office:value-type="float" office:value="32">
            <text:p>32</text:p>
          </table:table-cell>
          <table:table-cell table:style-name="ce47" table:formula="of:=SUM([.O9:.O1002])" office:value-type="float" office:value="32">
            <text:p>32</text:p>
          </table:table-cell>
          <table:table-cell table:style-name="ce47" table:formula="of:=SUM([.P9:.P1002])" office:value-type="float" office:value="32">
            <text:p>32</text:p>
          </table:table-cell>
          <table:table-cell table:style-name="ce47" table:formula="of:=SUM([.Q9:.Q1002])" office:value-type="float" office:value="16">
            <text:p>16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style-name="ce47" table:formula="of:=SUM([.AD9:.AD1002])" office:value-type="float" office:value="0">
            <text:p>0</text:p>
          </table:table-cell>
          <table:table-cell table:style-name="ce47" table:formula="of:=SUM([.AE9:.AE1002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Controlar ingreso">
            <text:p>Controlar ingreso</text:p>
          </table:table-cell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8">
          <table:table-cell table:style-name="ce28" office:value-type="string" table:number-columns-spanned="7" table:number-rows-spanned="1">
            <text:p>BACKLOG DEL SPRINT</text:p>
          </table:table-cell>
          <table:covered-table-cell table:number-columns-repeated="6" table:style-name="ce28"/>
          <table:table-cell table:style-name="ce48" office:value-type="string" table:number-columns-spanned="24" table:number-rows-spanned="2">
            <text:p>ESFUERZO</text:p>
          </table:table-cell>
          <table:covered-table-cell table:number-columns-repeated="23" table:style-name="ce48"/>
          <table:table-cell table:number-columns-repeated="6"/>
          <table:table-cell table:style-name="ce27" table:formula="of:=[$BacklogDeProducto.B7]" office:value-type="string" office:string-value="Solicitud de amistad">
            <text:p>Solicitud de amistad</text:p>
          </table:table-cell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7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number-columns-repeated="24" table:style-name="ce48"/>
          <table:table-cell table:style-name="ce57"/>
          <table:table-cell table:number-columns-repeated="5"/>
          <table:table-cell table:style-name="ce27" table:formula="of:=[$BacklogDeProducto.B8]" office:value-type="string" office:string-value="Busqueda de usuarios">
            <text:p>Busqueda de usuarios</text:p>
          </table:table-cell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9" table:visibility="filter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Escribir e Identificar CU Registrar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En curso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BM de Grupos de amigos">
            <text:p>ABM de Grupos de amigos</text:p>
          </table:table-cell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10" table:visibility="filter">
          <table:table-cell table:style-name="ce30" table:content-validation-name="val4" office:value-type="string">
            <text:p>Registrar usuarios</text:p>
          </table:table-cell>
          <table:table-cell table:style-name="ce33" office:value-type="string" table:number-columns-spanned="3" table:number-rows-spanned="1">
            <text:p>Analizar el caso de uso Registrar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Pendiente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0]" office:value-type="string" office:string-value="Manejo de permisos">
            <text:p>Manejo de permisos</text:p>
          </table:table-cell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Escribir e Identificar CU Controlar Ingres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11]" office:value-type="string" office:string-value="ABM de Fotos y Albumes">
            <text:p>ABM de Fotos y Albumes</text:p>
          </table:table-cell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3"/>
        </table:table-row>
        <table:table-row table:style-name="ro6">
          <table:table-cell table:style-name="ce30" table:content-validation-name="val4" office:value-type="string">
            <text:p>Controlar ingreso</text:p>
          </table:table-cell>
          <table:table-cell table:style-name="ce33" office:value-type="string" table:number-columns-spanned="3" table:number-rows-spanned="1">
            <text:p>Analizar caso de uso Controlar Ingres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12]" office:value-type="string" office:string-value="Alta de comentarios en fotos">
            <text:p>Alta de comentarios en fotos</text:p>
          </table:table-cell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Escribir e Identificar CU Solicitud Amistad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3]" office:value-type="string" office:string-value="Baja de comentarios en general hacia el usuario">
            <text:p>Baja de comentarios en general hacia el usuario</text:p>
          </table:table-cell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Solicitud de amistad</text:p>
          </table:table-cell>
          <table:table-cell table:style-name="ce33" office:value-type="string" table:number-columns-spanned="3" table:number-rows-spanned="1">
            <text:p>Analizar caso de uso CU Solicitud Amistad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4]" office:value-type="string" office:string-value="Administración de Muro">
            <text:p>Administración de Muro</text:p>
          </table:table-cell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Escribir e Identificar CU Busqueda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5]" office:value-type="string" office:string-value="Administración de Página Principal">
            <text:p>Administración de Página Principal</text:p>
          </table:table-cell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Busqueda de usuarios</text:p>
          </table:table-cell>
          <table:table-cell table:style-name="ce33" office:value-type="string" table:number-columns-spanned="3" table:number-rows-spanned="1">
            <text:p>Analizar caso de uso CU Busqueda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6]" office:value-type="string" office:string-value="Manejo de Notificaciones(Cumpleaños Amigos,actualización de perfil de amigos) y Envío de mails">
            <text:p>Manejo de Notificaciones(Cumpleaños Amigos,actualización de perfil de amigos) y Envío de mails</text:p>
          </table:table-cell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Alt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7]" office:value-type="string" office:string-value="Control de amigos en común">
            <text:p>Control de amigos en común</text:p>
          </table:table-cell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3"/>
        </table:table-row>
        <table:table-row table:style-name="ro6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Alt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18]" office:value-type="string" office:string-value="Manejo de rol de Administrador">
            <text:p>Manejo de rol de Administrador</text:p>
          </table:table-cell>
          <table:table-cell table:number-columns-repeated="986"/>
        </table:table-row>
        <table:table-row table:style-name="ro12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Mod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19]" office:value-type="string" office:string-value="Bloqueo de usuarios">
            <text:p>Bloqueo de usuarios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Mod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Escribir e Identificar CU Baj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0">
            <text:p>10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BM de Grupos de amigos</text:p>
          </table:table-cell>
          <table:table-cell table:style-name="ce33" office:value-type="string" table:number-columns-spanned="3" table:number-rows-spanned="1">
            <text:p>Analizar caso de uso CU Baja Grup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0">
            <text:p>10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Escribir e Identificar CU Permisos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permisos</text:p>
          </table:table-cell>
          <table:table-cell table:style-name="ce33" office:value-type="string" table:number-columns-spanned="3" table:number-rows-spanned="1">
            <text:p>Analizar caso de uso CU Permisos Usuari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15">
            <text:p>15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Alt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Alt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Mod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Mod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Escribir e Identificar CU Baj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BM de Fotos y Albumes</text:p>
          </table:table-cell>
          <table:table-cell table:style-name="ce33" office:value-type="string" table:number-columns-spanned="3" table:number-rows-spanned="1">
            <text:p>Analizar caso de uso CU Baja Albu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Escribir e Identificar CU Alta coment Fot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lta de comentarios en fotos</text:p>
          </table:table-cell>
          <table:table-cell table:style-name="ce33" office:value-type="string" table:number-columns-spanned="3" table:number-rows-spanned="1">
            <text:p>Analizar caso de uso CU Alta coment Fot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Escribir e Identificar CU Baja coment Gral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aja de comentarios en general hacia el usuario</text:p>
          </table:table-cell>
          <table:table-cell table:style-name="ce33" office:value-type="string" table:number-columns-spanned="3" table:number-rows-spanned="1">
            <text:p>Analizar caso de uso CU Baja coment Gral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Escribir e Identificar CU Admin Muro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Muro</text:p>
          </table:table-cell>
          <table:table-cell table:style-name="ce33" office:value-type="string" table:number-columns-spanned="3" table:number-rows-spanned="1">
            <text:p>Analizar caso de uso CU Admin Muro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4"/>
          <table:table-cell table:style-name="ce50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Escribir e Identificar CU Admin Pag Princip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dministración de Página Principal</text:p>
          </table:table-cell>
          <table:table-cell table:style-name="ce33" office:value-type="string" table:number-columns-spanned="3" table:number-rows-spanned="1">
            <text:p>Analizar caso de uso CU Admin Pag Princip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tincho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Escribir e Identificar CU Notificaciones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5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5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Notificaciones(Cumpleaños Amigos,actualización de perfil de amigos) y Envío de mails</text:p>
          </table:table-cell>
          <table:table-cell table:style-name="ce33" office:value-type="string" table:number-columns-spanned="3" table:number-rows-spanned="1">
            <text:p>Analizar caso de uso CU Notificaciones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chelo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3"/>
          <table:table-cell/>
          <table:table-cell table:style-name="ce31"/>
          <table:table-cell table:style-name="ce31" office:value-type="string">
            <text:p>0.5</text:p>
          </table:table-cell>
          <table:table-cell table:style-name="ce31" table:number-columns-repeated="11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Amigos Comun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Amigos Comun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Lean</text:p>
          </table:table-cell>
          <table:table-cell table:style-name="ce31" office:value-type="float" office:value="12">
            <text:p>12</text:p>
          </table:table-cell>
          <table:table-cell table:number-columns-repeated="2" table:style-name="ce31" office:value-type="float" office:value="8">
            <text:p>8</text:p>
          </table:table-cell>
          <table:table-cell table:style-name="ce31" office:value-type="float" office:value="6">
            <text:p>6</text:p>
          </table:table-cell>
          <table:table-cell table:number-columns-repeated="5" table:style-name="ce31" office:value-type="float" office:value="4">
            <text:p>4</text:p>
          </table:table-cell>
          <table:table-cell table:style-name="ce31" office:value-type="float" office:value="2">
            <text:p>2</text:p>
          </table:table-cell>
          <table:table-cell table:number-columns-repeated="3" table:style-name="ce31" office:value-type="string">
            <text:p>0.5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0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Escribir e Identificar CU rol Admin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Manejo de rol de Administrador</text:p>
          </table:table-cell>
          <table:table-cell table:style-name="ce33" office:value-type="string" table:number-columns-spanned="3" table:number-rows-spanned="1">
            <text:p>Analizar caso de uso CU rol Admin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ela</text:p>
          </table:table-cell>
          <table:table-cell table:style-name="ce31" office:value-type="float" office:value="9">
            <text:p>9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Escribir e Identificar CU Bloqueo usuarios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Bloqueo de usuarios</text:p>
          </table:table-cell>
          <table:table-cell table:style-name="ce33" office:value-type="string" table:number-columns-spanned="3" table:number-rows-spanned="1">
            <text:p>Analizar caso de uso CU Bloquear usuarios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 office:value-type="string">
            <text:p>Terminada</text:p>
          </table:table-cell>
          <table:table-cell table:style-name="ce40" table:content-validation-name="val7" office:value-type="string">
            <text:p>Pipo</text:p>
          </table:table-cell>
          <table:table-cell table:style-name="ce31" office:value-type="float" office:value="10">
            <text:p>10</text:p>
          </table:table-cell>
          <table:table-cell table:style-name="ce31" table:number-columns-repeated="23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Escribir e Identificar CU Control Amigos Com</text:p>
          </table:table-cell>
          <table:covered-table-cell table:number-columns-repeated="2" table:style-name="ce33"/>
          <table:table-cell table:style-name="ce40" table:content-validation-name="val5" office:value-type="string">
            <text:p>Requerimiento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Control de amigos en común</text:p>
          </table:table-cell>
          <table:table-cell table:style-name="ce33" office:value-type="string" table:number-columns-spanned="3" table:number-rows-spanned="1">
            <text:p>Analizar caso de uso CU Control Amigos Com</text:p>
          </table:table-cell>
          <table:covered-table-cell table:number-columns-repeated="2" table:style-name="ce33"/>
          <table:table-cell table:style-name="ce40" table:content-validation-name="val5" office:value-type="string">
            <text:p>Análisis</text:p>
          </table:table-cell>
          <table:table-cell table:style-name="ce41" table:content-validation-name="val6"/>
          <table:table-cell table:style-name="ce40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0" table:content-validation-name="val5"/>
          <table:table-cell table:style-name="ce41" table:content-validation-name="val6"/>
          <table:table-cell table:style-name="ce40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2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3"/>
          <table:table-cell table:number-columns-repeated="1018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7" table:print="false">
        <office:forms form:automatic-focus="false" form:apply-design-mode="false"/>
        <table:table-column table:style-name="co1" table:default-cell-style-name="Default"/>
        <table:table-column table:style-name="co14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>
          <table:table-cell table:style-name="ce59"/>
          <table:table-cell table:style-name="ce61" office:value-type="string" table:number-columns-spanned="15" table:number-rows-spanned="1">
            <text:p>Proyecto</text:p>
          </table:table-cell>
          <table:covered-table-cell table:number-columns-repeated="14" table:style-name="ce61"/>
          <table:table-cell/>
          <table:table-cell table:style-name="ce68" office:value-type="string" table:number-columns-spanned="2" table:number-rows-spanned="1">
            <text:p>SPRINT</text:p>
          </table:table-cell>
          <table:covered-table-cell table:style-name="ce68"/>
          <table:table-cell table:style-name="ce69" office:value-type="string" table:number-columns-spanned="2" table:number-rows-spanned="1">
            <text:p>INICIO</text:p>
          </table:table-cell>
          <table:covered-table-cell table:style-name="ce69"/>
          <table:table-cell table:style-name="ce71" office:value-type="string" table:number-columns-spanned="2" table:number-rows-spanned="1">
            <text:p>DÍAS</text:p>
          </table:table-cell>
          <table:covered-table-cell table:style-name="ce71"/>
          <table:table-cell table:number-columns-repeated="1001"/>
        </table:table-row>
        <table:table-row table:style-name="ro1">
          <table:table-cell table:style-name="ce59"/>
          <table:table-cell table:style-name="ce62" table:formula="of:=[$Config.A6]" office:value-type="string" office:string-value="UMBOOK" table:number-columns-spanned="15" table:number-rows-spanned="1">
            <text:p>UMBOOK</text:p>
          </table:table-cell>
          <table:covered-table-cell table:number-columns-repeated="14" table:style-name="ce62"/>
          <table:table-cell/>
          <table:table-cell table:style-name="ce62" table:formula="of:=[$Config.A9]" office:value-type="float" office:value="1" table:number-columns-spanned="2" table:number-rows-spanned="1">
            <text:p>1</text:p>
          </table:table-cell>
          <table:covered-table-cell table:style-name="ce62"/>
          <table:table-cell table:style-name="ce70" table:formula="of:=[$Config.B9]" office:value-type="float" office:value="40644" table:number-columns-spanned="2" table:number-rows-spanned="1">
            <text:p>11-abr-11</text:p>
          </table:table-cell>
          <table:covered-table-cell table:style-name="ce70"/>
          <table:table-cell table:style-name="ce72" table:formula="of:=[$Config.C9]" office:value-type="float" office:value="14" table:number-columns-spanned="2" table:number-rows-spanned="1">
            <text:p>14</text:p>
          </table:table-cell>
          <table:covered-table-cell table:style-name="ce72"/>
          <table:table-cell table:number-columns-repeated="1001"/>
        </table:table-row>
        <table:table-row table:style-name="ro1">
          <table:table-cell table:style-name="ce59"/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>
          <table:table-cell table:style-name="ce59">
            <draw:frame table:end-cell-address="Gráficos.X20" table:end-x="0.286cm" table:end-y="0.184cm" draw:z-index="0" draw:name="Chart 1" draw:style-name="gr2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5"/>
          <table:table-cell table:style-name="ce66"/>
          <table:table-cell table:style-name="ce67"/>
          <table:table-cell table:number-columns-repeated="1019"/>
        </table:table-row>
        <table:table-row table:style-name="ro1" table:number-rows-repeated="15">
          <table:table-cell table:style-name="ce59"/>
          <table:table-cell table:number-columns-repeated="1023"/>
        </table:table-row>
        <table:table-row table:style-name="ro1">
          <table:table-cell table:style-name="ce59">
            <draw:frame table:end-cell-address="Gráficos.X36" table:end-x="0.317cm" table:end-y="0.185cm" draw:z-index="1" draw:name="Chart 2" draw:style-name="gr2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59"/>
          <table:table-cell table:number-columns-repeated="1023"/>
        </table:table-row>
        <table:table-row table:style-name="ro1">
          <table:table-cell table:style-name="ce59">
            <draw:frame table:end-cell-address="Gráficos.X53" table:end-x="0.484cm" table:end-y="0.004cm" draw:z-index="2" draw:name="Chart 3" draw:style-name="gr2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59"/>
          <table:table-cell table:number-columns-repeated="1023"/>
        </table:table-row>
        <table:table-row table:style-name="ro13">
          <table:table-cell table:style-name="ce59"/>
          <table:table-cell table:number-columns-repeated="1023"/>
        </table:table-row>
        <table:table-row table:style-name="ro5">
          <table:table-cell table:style-name="ce59"/>
          <table:table-cell table:style-name="ce63" table:formula="of:=[$Estimacion_Tiempos.H5]" office:value-type="float" office:value="2">
            <text:p>1-ene</text:p>
          </table:table-cell>
          <table:table-cell table:style-name="ce63" table:formula="of:=[$Estimacion_Tiempos.I5]" office:value-type="string" office:string-value="12 – abr">
            <text:p>12 – abr</text:p>
          </table:table-cell>
          <table:table-cell table:style-name="ce63" table:formula="of:=[$Estimacion_Tiempos.J5]" office:value-type="string" office:string-value="13 – abr">
            <text:p>13 – abr</text:p>
          </table:table-cell>
          <table:table-cell table:style-name="ce63" table:formula="of:=[$Estimacion_Tiempos.K5]" office:value-type="string" office:string-value="14-abr">
            <text:p>14-abr</text:p>
          </table:table-cell>
          <table:table-cell table:style-name="ce63" table:formula="of:=[$Estimacion_Tiempos.L5]" office:value-type="string" office:string-value="15 -abr">
            <text:p>15 -abr</text:p>
          </table:table-cell>
          <table:table-cell table:style-name="ce63" table:formula="of:=[$Estimacion_Tiempos.M5]" office:value-type="string" office:string-value="16-abr">
            <text:p>16-abr</text:p>
          </table:table-cell>
          <table:table-cell table:style-name="ce63" table:formula="of:=[$Estimacion_Tiempos.N5]" office:value-type="string" office:string-value="17-abr">
            <text:p>17-abr</text:p>
          </table:table-cell>
          <table:table-cell table:style-name="ce63" table:formula="of:=[$Estimacion_Tiempos.O5]" office:value-type="string" office:string-value="18-abr">
            <text:p>18-abr</text:p>
          </table:table-cell>
          <table:table-cell table:style-name="ce63" table:formula="of:=[$Estimacion_Tiempos.P5]" office:value-type="string" office:string-value="19-abr">
            <text:p>19-abr</text:p>
          </table:table-cell>
          <table:table-cell table:style-name="ce63" table:formula="of:=[$Estimacion_Tiempos.Q5]" office:value-type="string" office:string-value="20-abr">
            <text:p>20-abr</text:p>
          </table:table-cell>
          <table:table-cell table:style-name="ce63" table:formula="of:=[$Estimacion_Tiempos.R5]" office:value-type="string" office:string-value="21-abr">
            <text:p>21-abr</text:p>
          </table:table-cell>
          <table:table-cell table:style-name="ce63" table:formula="of:=[$Estimacion_Tiempos.S5]" office:value-type="string" office:string-value="22-abr">
            <text:p>22-abr</text:p>
          </table:table-cell>
          <table:table-cell table:style-name="ce63" table:formula="of:=[$Estimacion_Tiempos.T5]" office:value-type="string" office:string-value="23-abr">
            <text:p>23-abr</text:p>
          </table:table-cell>
          <table:table-cell table:style-name="ce63" table:formula="of:=[$Estimacion_Tiempos.U5]" office:value-type="string" office:string-value="24-abr">
            <text:p>24-abr</text:p>
          </table:table-cell>
          <table:table-cell table:style-name="ce63" table:formula="of:=[$Estimacion_Tiempos.V5]" office:value-type="float" office:value="0">
            <text:p>#N/D</text:p>
          </table:table-cell>
          <table:table-cell table:style-name="ce63" table:formula="of:=[$Estimacion_Tiempos.W5]" office:value-type="float" office:value="0">
            <text:p>#N/D</text:p>
          </table:table-cell>
          <table:table-cell table:style-name="ce63" table:formula="of:=[$Estimacion_Tiempos.X5]" office:value-type="float" office:value="0">
            <text:p>#N/D</text:p>
          </table:table-cell>
          <table:table-cell table:style-name="ce63" table:formula="of:=[$Estimacion_Tiempos.Y5]" office:value-type="float" office:value="0">
            <text:p>#N/D</text:p>
          </table:table-cell>
          <table:table-cell table:style-name="ce63" table:formula="of:=[$Estimacion_Tiempos.Z5]" office:value-type="float" office:value="0">
            <text:p>#N/D</text:p>
          </table:table-cell>
          <table:table-cell table:style-name="ce63" table:formula="of:=[$Estimacion_Tiempos.AA5]" office:value-type="float" office:value="0">
            <text:p>#N/D</text:p>
          </table:table-cell>
          <table:table-cell table:style-name="ce63" table:formula="of:=[$Estimacion_Tiempos.AB5]" office:value-type="float" office:value="0">
            <text:p>#N/D</text:p>
          </table:table-cell>
          <table:table-cell table:style-name="ce63" table:formula="of:=[$Estimacion_Tiempos.AC5]" office:value-type="float" office:value="0">
            <text:p>#N/D</text:p>
          </table:table-cell>
          <table:table-cell table:style-name="ce63" table:formula="of:=[$Estimacion_Tiempos.AD5]" office:value-type="float" office:value="0">
            <text:p>#N/D</text:p>
          </table:table-cell>
          <table:table-cell table:style-name="ce63" table:formula="of:=[$Estimacion_Tiempos.AE5]" office:value-type="float" office:value="0">
            <text:p>#N/D</text:p>
          </table:table-cell>
          <table:table-cell table:number-columns-repeated="999"/>
        </table:table-row>
        <table:table-row table:style-name="ro1">
          <table:table-cell table:style-name="ce60" table:formula="of:=[$Config.C14]" office:value-type="string" office:string-value="Chelo">
            <text:p>Chelo</text:p>
          </table:table-cell>
          <table:table-cell table:style-name="ce64" table:formula="of:=SUMIF([$Estimacion_Tiempos.$G$10:.$G$1002];[.$A58];[$Estimacion_Tiempos.H$10:.H$1002])" office:value-type="float" office:value="0">
            <text:p>0</text:p>
          </table:table-cell>
          <table:table-cell table:style-name="ce64" table:formula="of:=SUMIF([$Estimacion_Tiempos.$G$10:.$G$1002];[.$A58];[$Estimacion_Tiempos.I$10:.I$1002])" office:value-type="float" office:value="0">
            <text:p>0</text:p>
          </table:table-cell>
          <table:table-cell table:style-name="ce64" table:formula="of:=SUMIF([$Estimacion_Tiempos.$G$10:.$G$1002];[.$A58];[$Estimacion_Tiempos.J$10:.J$1002])" office:value-type="float" office:value="0">
            <text:p>0</text:p>
          </table:table-cell>
          <table:table-cell table:style-name="ce64" table:formula="of:=SUMIF([$Estimacion_Tiempos.$G$10:.$G$1002];[.$A58];[$Estimacion_Tiempos.K$10:.K$1002])" office:value-type="float" office:value="0">
            <text:p>0</text:p>
          </table:table-cell>
          <table:table-cell table:style-name="ce64" table:formula="of:=SUMIF([$Estimacion_Tiempos.$G$10:.$G$1002];[.$A58];[$Estimacion_Tiempos.L$10:.L$1002])" office:value-type="float" office:value="0">
            <text:p>0</text:p>
          </table:table-cell>
          <table:table-cell table:style-name="ce64" table:formula="of:=SUMIF([$Estimacion_Tiempos.$G$10:.$G$1002];[.$A58];[$Estimacion_Tiempos.M$10:.M$1002])" office:value-type="float" office:value="0">
            <text:p>0</text:p>
          </table:table-cell>
          <table:table-cell table:style-name="ce64" table:formula="of:=SUMIF([$Estimacion_Tiempos.$G$10:.$G$1002];[.$A58];[$Estimacion_Tiempos.N$10:.N$1002])" office:value-type="float" office:value="0">
            <text:p>0</text:p>
          </table:table-cell>
          <table:table-cell table:style-name="ce64" table:formula="of:=SUMIF([$Estimacion_Tiempos.$G$10:.$G$1002];[.$A58];[$Estimacion_Tiempos.O$10:.O$1002])" office:value-type="float" office:value="0">
            <text:p>0</text:p>
          </table:table-cell>
          <table:table-cell table:style-name="ce64" table:formula="of:=SUMIF([$Estimacion_Tiempos.$G$10:.$G$1002];[.$A58];[$Estimacion_Tiempos.P$10:.P$1002])" office:value-type="float" office:value="0">
            <text:p>0</text:p>
          </table:table-cell>
          <table:table-cell table:style-name="ce64" table:formula="of:=SUMIF([$Estimacion_Tiempos.$G$10:.$G$1002];[.$A58];[$Estimacion_Tiempos.Q$10:.Q$1002])" office:value-type="float" office:value="0">
            <text:p>0</text:p>
          </table:table-cell>
          <table:table-cell table:style-name="ce64" table:formula="of:=SUMIF([$Estimacion_Tiempos.$G$10:.$G$1002];[.$A58];[$Estimacion_Tiempos.R$10:.R$1002])" office:value-type="float" office:value="0">
            <text:p>0</text:p>
          </table:table-cell>
          <table:table-cell table:style-name="ce64" table:formula="of:=SUMIF([$Estimacion_Tiempos.$G$10:.$G$1002];[.$A58];[$Estimacion_Tiempos.S$10:.S$1002])" office:value-type="float" office:value="0">
            <text:p>0</text:p>
          </table:table-cell>
          <table:table-cell table:style-name="ce64" table:formula="of:=SUMIF([$Estimacion_Tiempos.$G$10:.$G$1002];[.$A58];[$Estimacion_Tiempos.T$10:.T$1002])" office:value-type="float" office:value="0">
            <text:p>0</text:p>
          </table:table-cell>
          <table:table-cell table:style-name="ce64" table:formula="of:=SUMIF([$Estimacion_Tiempos.$G$10:.$G$1002];[.$A58];[$Estimacion_Tiempos.U$10:.U$1002])" office:value-type="float" office:value="0">
            <text:p>0</text:p>
          </table:table-cell>
          <table:table-cell table:style-name="ce64" table:formula="of:=SUMIF([$Estimacion_Tiempos.$G$10:.$G$1002];[.$A58];[$Estimacion_Tiempos.V$10:.V$1002])" office:value-type="float" office:value="0">
            <text:p>0</text:p>
          </table:table-cell>
          <table:table-cell table:style-name="ce64" table:formula="of:=SUMIF([$Estimacion_Tiempos.$G$10:.$G$1002];[.$A58];[$Estimacion_Tiempos.W$10:.W$1002])" office:value-type="float" office:value="0">
            <text:p>0</text:p>
          </table:table-cell>
          <table:table-cell table:style-name="ce64" table:formula="of:=SUMIF([$Estimacion_Tiempos.$G$10:.$G$1002];[.$A58];[$Estimacion_Tiempos.X$10:.X$1002])" office:value-type="float" office:value="0">
            <text:p>0</text:p>
          </table:table-cell>
          <table:table-cell table:style-name="ce64" table:formula="of:=SUMIF([$Estimacion_Tiempos.$G$10:.$G$1002];[.$A58];[$Estimacion_Tiempos.Y$10:.Y$1002])" office:value-type="float" office:value="0">
            <text:p>0</text:p>
          </table:table-cell>
          <table:table-cell table:style-name="ce64" table:formula="of:=SUMIF([$Estimacion_Tiempos.$G$10:.$G$1002];[.$A58];[$Estimacion_Tiempos.Z$10:.Z$1002])" office:value-type="float" office:value="0">
            <text:p>0</text:p>
          </table:table-cell>
          <table:table-cell table:style-name="ce64" table:formula="of:=SUMIF([$Estimacion_Tiempos.$G$10:.$G$1002];[.$A58];[$Estimacion_Tiempos.AA$10:.AA$1002])" office:value-type="float" office:value="0">
            <text:p>0</text:p>
          </table:table-cell>
          <table:table-cell table:style-name="ce64" table:formula="of:=SUMIF([$Estimacion_Tiempos.$G$10:.$G$1002];[.$A58];[$Estimacion_Tiempos.AB$10:.AB$1002])" office:value-type="float" office:value="0">
            <text:p>0</text:p>
          </table:table-cell>
          <table:table-cell table:style-name="ce64" table:formula="of:=SUMIF([$Estimacion_Tiempos.$G$10:.$G$1002];[.$A58];[$Estimacion_Tiempos.AC$10:.AC$1002])" office:value-type="float" office:value="0">
            <text:p>0</text:p>
          </table:table-cell>
          <table:table-cell table:style-name="ce64" table:formula="of:=SUMIF([$Estimacion_Tiempos.$G$10:.$G$1002];[.$A58];[$Estimacion_Tiempos.AD$10:.AD$1002])" office:value-type="float" office:value="0">
            <text:p>0</text:p>
          </table:table-cell>
          <table:table-cell table:style-name="ce64" table:formula="of:=SUMIF([$Estimacion_Tiempos.$G$10:.$G$1002];[.$A5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5]" office:value-type="string" office:string-value="Lean">
            <text:p>Lean</text:p>
          </table:table-cell>
          <table:table-cell table:style-name="ce64" table:formula="of:=SUMIF([$Estimacion_Tiempos.$G$10:.$G$1002];[.$A59];[$Estimacion_Tiempos.H$10:.H$1002])" office:value-type="float" office:value="98">
            <text:p>98</text:p>
          </table:table-cell>
          <table:table-cell table:style-name="ce64" table:formula="of:=SUMIF([$Estimacion_Tiempos.$G$10:.$G$1002];[.$A59];[$Estimacion_Tiempos.I$10:.I$1002])" office:value-type="float" office:value="72">
            <text:p>72</text:p>
          </table:table-cell>
          <table:table-cell table:style-name="ce64" table:formula="of:=SUMIF([$Estimacion_Tiempos.$G$10:.$G$1002];[.$A59];[$Estimacion_Tiempos.J$10:.J$1002])" office:value-type="float" office:value="64">
            <text:p>64</text:p>
          </table:table-cell>
          <table:table-cell table:style-name="ce64" table:formula="of:=SUMIF([$Estimacion_Tiempos.$G$10:.$G$1002];[.$A59];[$Estimacion_Tiempos.K$10:.K$1002])" office:value-type="float" office:value="48">
            <text:p>48</text:p>
          </table:table-cell>
          <table:table-cell table:style-name="ce64" table:formula="of:=SUMIF([$Estimacion_Tiempos.$G$10:.$G$1002];[.$A59];[$Estimacion_Tiempos.L$10:.L$1002])" office:value-type="float" office:value="32">
            <text:p>32</text:p>
          </table:table-cell>
          <table:table-cell table:style-name="ce64" table:formula="of:=SUMIF([$Estimacion_Tiempos.$G$10:.$G$1002];[.$A59];[$Estimacion_Tiempos.M$10:.M$1002])" office:value-type="float" office:value="32">
            <text:p>32</text:p>
          </table:table-cell>
          <table:table-cell table:style-name="ce64" table:formula="of:=SUMIF([$Estimacion_Tiempos.$G$10:.$G$1002];[.$A59];[$Estimacion_Tiempos.N$10:.N$1002])" office:value-type="float" office:value="32">
            <text:p>32</text:p>
          </table:table-cell>
          <table:table-cell table:style-name="ce64" table:formula="of:=SUMIF([$Estimacion_Tiempos.$G$10:.$G$1002];[.$A59];[$Estimacion_Tiempos.O$10:.O$1002])" office:value-type="float" office:value="32">
            <text:p>32</text:p>
          </table:table-cell>
          <table:table-cell table:style-name="ce64" table:formula="of:=SUMIF([$Estimacion_Tiempos.$G$10:.$G$1002];[.$A59];[$Estimacion_Tiempos.P$10:.P$1002])" office:value-type="float" office:value="32">
            <text:p>32</text:p>
          </table:table-cell>
          <table:table-cell table:style-name="ce64" table:formula="of:=SUMIF([$Estimacion_Tiempos.$G$10:.$G$1002];[.$A59];[$Estimacion_Tiempos.Q$10:.Q$1002])" office:value-type="float" office:value="16">
            <text:p>16</text:p>
          </table:table-cell>
          <table:table-cell table:style-name="ce64" table:formula="of:=SUMIF([$Estimacion_Tiempos.$G$10:.$G$1002];[.$A59];[$Estimacion_Tiempos.R$10:.R$1002])" office:value-type="float" office:value="0">
            <text:p>0</text:p>
          </table:table-cell>
          <table:table-cell table:style-name="ce64" table:formula="of:=SUMIF([$Estimacion_Tiempos.$G$10:.$G$1002];[.$A59];[$Estimacion_Tiempos.S$10:.S$1002])" office:value-type="float" office:value="0">
            <text:p>0</text:p>
          </table:table-cell>
          <table:table-cell table:style-name="ce64" table:formula="of:=SUMIF([$Estimacion_Tiempos.$G$10:.$G$1002];[.$A59];[$Estimacion_Tiempos.T$10:.T$1002])" office:value-type="float" office:value="0">
            <text:p>0</text:p>
          </table:table-cell>
          <table:table-cell table:style-name="ce64" table:formula="of:=SUMIF([$Estimacion_Tiempos.$G$10:.$G$1002];[.$A59];[$Estimacion_Tiempos.U$10:.U$1002])" office:value-type="float" office:value="0">
            <text:p>0</text:p>
          </table:table-cell>
          <table:table-cell table:style-name="ce64" table:formula="of:=SUMIF([$Estimacion_Tiempos.$G$10:.$G$1002];[.$A59];[$Estimacion_Tiempos.V$10:.V$1002])" office:value-type="float" office:value="0">
            <text:p>0</text:p>
          </table:table-cell>
          <table:table-cell table:style-name="ce64" table:formula="of:=SUMIF([$Estimacion_Tiempos.$G$10:.$G$1002];[.$A59];[$Estimacion_Tiempos.W$10:.W$1002])" office:value-type="float" office:value="0">
            <text:p>0</text:p>
          </table:table-cell>
          <table:table-cell table:style-name="ce64" table:formula="of:=SUMIF([$Estimacion_Tiempos.$G$10:.$G$1002];[.$A59];[$Estimacion_Tiempos.X$10:.X$1002])" office:value-type="float" office:value="0">
            <text:p>0</text:p>
          </table:table-cell>
          <table:table-cell table:style-name="ce64" table:formula="of:=SUMIF([$Estimacion_Tiempos.$G$10:.$G$1002];[.$A59];[$Estimacion_Tiempos.Y$10:.Y$1002])" office:value-type="float" office:value="0">
            <text:p>0</text:p>
          </table:table-cell>
          <table:table-cell table:style-name="ce64" table:formula="of:=SUMIF([$Estimacion_Tiempos.$G$10:.$G$1002];[.$A59];[$Estimacion_Tiempos.Z$10:.Z$1002])" office:value-type="float" office:value="0">
            <text:p>0</text:p>
          </table:table-cell>
          <table:table-cell table:style-name="ce64" table:formula="of:=SUMIF([$Estimacion_Tiempos.$G$10:.$G$1002];[.$A59];[$Estimacion_Tiempos.AA$10:.AA$1002])" office:value-type="float" office:value="0">
            <text:p>0</text:p>
          </table:table-cell>
          <table:table-cell table:style-name="ce64" table:formula="of:=SUMIF([$Estimacion_Tiempos.$G$10:.$G$1002];[.$A59];[$Estimacion_Tiempos.AB$10:.AB$1002])" office:value-type="float" office:value="0">
            <text:p>0</text:p>
          </table:table-cell>
          <table:table-cell table:style-name="ce64" table:formula="of:=SUMIF([$Estimacion_Tiempos.$G$10:.$G$1002];[.$A59];[$Estimacion_Tiempos.AC$10:.AC$1002])" office:value-type="float" office:value="0">
            <text:p>0</text:p>
          </table:table-cell>
          <table:table-cell table:style-name="ce64" table:formula="of:=SUMIF([$Estimacion_Tiempos.$G$10:.$G$1002];[.$A59];[$Estimacion_Tiempos.AD$10:.AD$1002])" office:value-type="float" office:value="0">
            <text:p>0</text:p>
          </table:table-cell>
          <table:table-cell table:style-name="ce64" table:formula="of:=SUMIF([$Estimacion_Tiempos.$G$10:.$G$1002];[.$A5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6]" office:value-type="string" office:string-value="Pela">
            <text:p>Pela</text:p>
          </table:table-cell>
          <table:table-cell table:style-name="ce64" table:formula="of:=SUMIF([$Estimacion_Tiempos.$G$10:.$G$1002];[.$A60];[$Estimacion_Tiempos.H$10:.H$1002])" office:value-type="float" office:value="79">
            <text:p>79</text:p>
          </table:table-cell>
          <table:table-cell table:style-name="ce64" table:formula="of:=SUMIF([$Estimacion_Tiempos.$G$10:.$G$1002];[.$A60];[$Estimacion_Tiempos.I$10:.I$1002])" office:value-type="float" office:value="0">
            <text:p>0</text:p>
          </table:table-cell>
          <table:table-cell table:style-name="ce64" table:formula="of:=SUMIF([$Estimacion_Tiempos.$G$10:.$G$1002];[.$A60];[$Estimacion_Tiempos.J$10:.J$1002])" office:value-type="float" office:value="0">
            <text:p>0</text:p>
          </table:table-cell>
          <table:table-cell table:style-name="ce64" table:formula="of:=SUMIF([$Estimacion_Tiempos.$G$10:.$G$1002];[.$A60];[$Estimacion_Tiempos.K$10:.K$1002])" office:value-type="float" office:value="0">
            <text:p>0</text:p>
          </table:table-cell>
          <table:table-cell table:style-name="ce64" table:formula="of:=SUMIF([$Estimacion_Tiempos.$G$10:.$G$1002];[.$A60];[$Estimacion_Tiempos.L$10:.L$1002])" office:value-type="float" office:value="0">
            <text:p>0</text:p>
          </table:table-cell>
          <table:table-cell table:style-name="ce64" table:formula="of:=SUMIF([$Estimacion_Tiempos.$G$10:.$G$1002];[.$A60];[$Estimacion_Tiempos.M$10:.M$1002])" office:value-type="float" office:value="0">
            <text:p>0</text:p>
          </table:table-cell>
          <table:table-cell table:style-name="ce64" table:formula="of:=SUMIF([$Estimacion_Tiempos.$G$10:.$G$1002];[.$A60];[$Estimacion_Tiempos.N$10:.N$1002])" office:value-type="float" office:value="0">
            <text:p>0</text:p>
          </table:table-cell>
          <table:table-cell table:style-name="ce64" table:formula="of:=SUMIF([$Estimacion_Tiempos.$G$10:.$G$1002];[.$A60];[$Estimacion_Tiempos.O$10:.O$1002])" office:value-type="float" office:value="0">
            <text:p>0</text:p>
          </table:table-cell>
          <table:table-cell table:style-name="ce64" table:formula="of:=SUMIF([$Estimacion_Tiempos.$G$10:.$G$1002];[.$A60];[$Estimacion_Tiempos.P$10:.P$1002])" office:value-type="float" office:value="0">
            <text:p>0</text:p>
          </table:table-cell>
          <table:table-cell table:style-name="ce64" table:formula="of:=SUMIF([$Estimacion_Tiempos.$G$10:.$G$1002];[.$A60];[$Estimacion_Tiempos.Q$10:.Q$1002])" office:value-type="float" office:value="0">
            <text:p>0</text:p>
          </table:table-cell>
          <table:table-cell table:style-name="ce64" table:formula="of:=SUMIF([$Estimacion_Tiempos.$G$10:.$G$1002];[.$A60];[$Estimacion_Tiempos.R$10:.R$1002])" office:value-type="float" office:value="0">
            <text:p>0</text:p>
          </table:table-cell>
          <table:table-cell table:style-name="ce64" table:formula="of:=SUMIF([$Estimacion_Tiempos.$G$10:.$G$1002];[.$A60];[$Estimacion_Tiempos.S$10:.S$1002])" office:value-type="float" office:value="0">
            <text:p>0</text:p>
          </table:table-cell>
          <table:table-cell table:style-name="ce64" table:formula="of:=SUMIF([$Estimacion_Tiempos.$G$10:.$G$1002];[.$A60];[$Estimacion_Tiempos.T$10:.T$1002])" office:value-type="float" office:value="0">
            <text:p>0</text:p>
          </table:table-cell>
          <table:table-cell table:style-name="ce64" table:formula="of:=SUMIF([$Estimacion_Tiempos.$G$10:.$G$1002];[.$A60];[$Estimacion_Tiempos.U$10:.U$1002])" office:value-type="float" office:value="0">
            <text:p>0</text:p>
          </table:table-cell>
          <table:table-cell table:style-name="ce64" table:formula="of:=SUMIF([$Estimacion_Tiempos.$G$10:.$G$1002];[.$A60];[$Estimacion_Tiempos.V$10:.V$1002])" office:value-type="float" office:value="0">
            <text:p>0</text:p>
          </table:table-cell>
          <table:table-cell table:style-name="ce64" table:formula="of:=SUMIF([$Estimacion_Tiempos.$G$10:.$G$1002];[.$A60];[$Estimacion_Tiempos.W$10:.W$1002])" office:value-type="float" office:value="0">
            <text:p>0</text:p>
          </table:table-cell>
          <table:table-cell table:style-name="ce64" table:formula="of:=SUMIF([$Estimacion_Tiempos.$G$10:.$G$1002];[.$A60];[$Estimacion_Tiempos.X$10:.X$1002])" office:value-type="float" office:value="0">
            <text:p>0</text:p>
          </table:table-cell>
          <table:table-cell table:style-name="ce64" table:formula="of:=SUMIF([$Estimacion_Tiempos.$G$10:.$G$1002];[.$A60];[$Estimacion_Tiempos.Y$10:.Y$1002])" office:value-type="float" office:value="0">
            <text:p>0</text:p>
          </table:table-cell>
          <table:table-cell table:style-name="ce64" table:formula="of:=SUMIF([$Estimacion_Tiempos.$G$10:.$G$1002];[.$A60];[$Estimacion_Tiempos.Z$10:.Z$1002])" office:value-type="float" office:value="0">
            <text:p>0</text:p>
          </table:table-cell>
          <table:table-cell table:style-name="ce64" table:formula="of:=SUMIF([$Estimacion_Tiempos.$G$10:.$G$1002];[.$A60];[$Estimacion_Tiempos.AA$10:.AA$1002])" office:value-type="float" office:value="0">
            <text:p>0</text:p>
          </table:table-cell>
          <table:table-cell table:style-name="ce64" table:formula="of:=SUMIF([$Estimacion_Tiempos.$G$10:.$G$1002];[.$A60];[$Estimacion_Tiempos.AB$10:.AB$1002])" office:value-type="float" office:value="0">
            <text:p>0</text:p>
          </table:table-cell>
          <table:table-cell table:style-name="ce64" table:formula="of:=SUMIF([$Estimacion_Tiempos.$G$10:.$G$1002];[.$A60];[$Estimacion_Tiempos.AC$10:.AC$1002])" office:value-type="float" office:value="0">
            <text:p>0</text:p>
          </table:table-cell>
          <table:table-cell table:style-name="ce64" table:formula="of:=SUMIF([$Estimacion_Tiempos.$G$10:.$G$1002];[.$A60];[$Estimacion_Tiempos.AD$10:.AD$1002])" office:value-type="float" office:value="0">
            <text:p>0</text:p>
          </table:table-cell>
          <table:table-cell table:style-name="ce64" table:formula="of:=SUMIF([$Estimacion_Tiempos.$G$10:.$G$1002];[.$A60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7]" office:value-type="string" office:string-value="Pipo">
            <text:p>Pipo</text:p>
          </table:table-cell>
          <table:table-cell table:style-name="ce64" table:formula="of:=SUMIF([$Estimacion_Tiempos.$G$10:.$G$1002];[.$A61];[$Estimacion_Tiempos.H$10:.H$1002])" office:value-type="float" office:value="80">
            <text:p>80</text:p>
          </table:table-cell>
          <table:table-cell table:style-name="ce64" table:formula="of:=SUMIF([$Estimacion_Tiempos.$G$10:.$G$1002];[.$A61];[$Estimacion_Tiempos.I$10:.I$1002])" office:value-type="float" office:value="0">
            <text:p>0</text:p>
          </table:table-cell>
          <table:table-cell table:style-name="ce64" table:formula="of:=SUMIF([$Estimacion_Tiempos.$G$10:.$G$1002];[.$A61];[$Estimacion_Tiempos.J$10:.J$1002])" office:value-type="float" office:value="0">
            <text:p>0</text:p>
          </table:table-cell>
          <table:table-cell table:style-name="ce64" table:formula="of:=SUMIF([$Estimacion_Tiempos.$G$10:.$G$1002];[.$A61];[$Estimacion_Tiempos.K$10:.K$1002])" office:value-type="float" office:value="0">
            <text:p>0</text:p>
          </table:table-cell>
          <table:table-cell table:style-name="ce64" table:formula="of:=SUMIF([$Estimacion_Tiempos.$G$10:.$G$1002];[.$A61];[$Estimacion_Tiempos.L$10:.L$1002])" office:value-type="float" office:value="0">
            <text:p>0</text:p>
          </table:table-cell>
          <table:table-cell table:style-name="ce64" table:formula="of:=SUMIF([$Estimacion_Tiempos.$G$10:.$G$1002];[.$A61];[$Estimacion_Tiempos.M$10:.M$1002])" office:value-type="float" office:value="0">
            <text:p>0</text:p>
          </table:table-cell>
          <table:table-cell table:style-name="ce64" table:formula="of:=SUMIF([$Estimacion_Tiempos.$G$10:.$G$1002];[.$A61];[$Estimacion_Tiempos.N$10:.N$1002])" office:value-type="float" office:value="0">
            <text:p>0</text:p>
          </table:table-cell>
          <table:table-cell table:style-name="ce64" table:formula="of:=SUMIF([$Estimacion_Tiempos.$G$10:.$G$1002];[.$A61];[$Estimacion_Tiempos.O$10:.O$1002])" office:value-type="float" office:value="0">
            <text:p>0</text:p>
          </table:table-cell>
          <table:table-cell table:style-name="ce64" table:formula="of:=SUMIF([$Estimacion_Tiempos.$G$10:.$G$1002];[.$A61];[$Estimacion_Tiempos.P$10:.P$1002])" office:value-type="float" office:value="0">
            <text:p>0</text:p>
          </table:table-cell>
          <table:table-cell table:style-name="ce64" table:formula="of:=SUMIF([$Estimacion_Tiempos.$G$10:.$G$1002];[.$A61];[$Estimacion_Tiempos.Q$10:.Q$1002])" office:value-type="float" office:value="0">
            <text:p>0</text:p>
          </table:table-cell>
          <table:table-cell table:style-name="ce64" table:formula="of:=SUMIF([$Estimacion_Tiempos.$G$10:.$G$1002];[.$A61];[$Estimacion_Tiempos.R$10:.R$1002])" office:value-type="float" office:value="0">
            <text:p>0</text:p>
          </table:table-cell>
          <table:table-cell table:style-name="ce64" table:formula="of:=SUMIF([$Estimacion_Tiempos.$G$10:.$G$1002];[.$A61];[$Estimacion_Tiempos.S$10:.S$1002])" office:value-type="float" office:value="0">
            <text:p>0</text:p>
          </table:table-cell>
          <table:table-cell table:style-name="ce64" table:formula="of:=SUMIF([$Estimacion_Tiempos.$G$10:.$G$1002];[.$A61];[$Estimacion_Tiempos.T$10:.T$1002])" office:value-type="float" office:value="0">
            <text:p>0</text:p>
          </table:table-cell>
          <table:table-cell table:style-name="ce64" table:formula="of:=SUMIF([$Estimacion_Tiempos.$G$10:.$G$1002];[.$A61];[$Estimacion_Tiempos.U$10:.U$1002])" office:value-type="float" office:value="0">
            <text:p>0</text:p>
          </table:table-cell>
          <table:table-cell table:style-name="ce64" table:formula="of:=SUMIF([$Estimacion_Tiempos.$G$10:.$G$1002];[.$A61];[$Estimacion_Tiempos.V$10:.V$1002])" office:value-type="float" office:value="0">
            <text:p>0</text:p>
          </table:table-cell>
          <table:table-cell table:style-name="ce64" table:formula="of:=SUMIF([$Estimacion_Tiempos.$G$10:.$G$1002];[.$A61];[$Estimacion_Tiempos.W$10:.W$1002])" office:value-type="float" office:value="0">
            <text:p>0</text:p>
          </table:table-cell>
          <table:table-cell table:style-name="ce64" table:formula="of:=SUMIF([$Estimacion_Tiempos.$G$10:.$G$1002];[.$A61];[$Estimacion_Tiempos.X$10:.X$1002])" office:value-type="float" office:value="0">
            <text:p>0</text:p>
          </table:table-cell>
          <table:table-cell table:style-name="ce64" table:formula="of:=SUMIF([$Estimacion_Tiempos.$G$10:.$G$1002];[.$A61];[$Estimacion_Tiempos.Y$10:.Y$1002])" office:value-type="float" office:value="0">
            <text:p>0</text:p>
          </table:table-cell>
          <table:table-cell table:style-name="ce64" table:formula="of:=SUMIF([$Estimacion_Tiempos.$G$10:.$G$1002];[.$A61];[$Estimacion_Tiempos.Z$10:.Z$1002])" office:value-type="float" office:value="0">
            <text:p>0</text:p>
          </table:table-cell>
          <table:table-cell table:style-name="ce64" table:formula="of:=SUMIF([$Estimacion_Tiempos.$G$10:.$G$1002];[.$A61];[$Estimacion_Tiempos.AA$10:.AA$1002])" office:value-type="float" office:value="0">
            <text:p>0</text:p>
          </table:table-cell>
          <table:table-cell table:style-name="ce64" table:formula="of:=SUMIF([$Estimacion_Tiempos.$G$10:.$G$1002];[.$A61];[$Estimacion_Tiempos.AB$10:.AB$1002])" office:value-type="float" office:value="0">
            <text:p>0</text:p>
          </table:table-cell>
          <table:table-cell table:style-name="ce64" table:formula="of:=SUMIF([$Estimacion_Tiempos.$G$10:.$G$1002];[.$A61];[$Estimacion_Tiempos.AC$10:.AC$1002])" office:value-type="float" office:value="0">
            <text:p>0</text:p>
          </table:table-cell>
          <table:table-cell table:style-name="ce64" table:formula="of:=SUMIF([$Estimacion_Tiempos.$G$10:.$G$1002];[.$A61];[$Estimacion_Tiempos.AD$10:.AD$1002])" office:value-type="float" office:value="0">
            <text:p>0</text:p>
          </table:table-cell>
          <table:table-cell table:style-name="ce64" table:formula="of:=SUMIF([$Estimacion_Tiempos.$G$10:.$G$1002];[.$A61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8]" office:value-type="string" office:string-value="Tincho">
            <text:p>Tincho</text:p>
          </table:table-cell>
          <table:table-cell table:style-name="ce64" table:formula="of:=SUMIF([$Estimacion_Tiempos.$G$10:.$G$1002];[.$A62];[$Estimacion_Tiempos.H$10:.H$1002])" office:value-type="float" office:value="58">
            <text:p>58</text:p>
          </table:table-cell>
          <table:table-cell table:style-name="ce64" table:formula="of:=SUMIF([$Estimacion_Tiempos.$G$10:.$G$1002];[.$A62];[$Estimacion_Tiempos.I$10:.I$1002])" office:value-type="float" office:value="0">
            <text:p>0</text:p>
          </table:table-cell>
          <table:table-cell table:style-name="ce64" table:formula="of:=SUMIF([$Estimacion_Tiempos.$G$10:.$G$1002];[.$A62];[$Estimacion_Tiempos.J$10:.J$1002])" office:value-type="float" office:value="0">
            <text:p>0</text:p>
          </table:table-cell>
          <table:table-cell table:style-name="ce64" table:formula="of:=SUMIF([$Estimacion_Tiempos.$G$10:.$G$1002];[.$A62];[$Estimacion_Tiempos.K$10:.K$1002])" office:value-type="float" office:value="0">
            <text:p>0</text:p>
          </table:table-cell>
          <table:table-cell table:style-name="ce64" table:formula="of:=SUMIF([$Estimacion_Tiempos.$G$10:.$G$1002];[.$A62];[$Estimacion_Tiempos.L$10:.L$1002])" office:value-type="float" office:value="0">
            <text:p>0</text:p>
          </table:table-cell>
          <table:table-cell table:style-name="ce64" table:formula="of:=SUMIF([$Estimacion_Tiempos.$G$10:.$G$1002];[.$A62];[$Estimacion_Tiempos.M$10:.M$1002])" office:value-type="float" office:value="0">
            <text:p>0</text:p>
          </table:table-cell>
          <table:table-cell table:style-name="ce64" table:formula="of:=SUMIF([$Estimacion_Tiempos.$G$10:.$G$1002];[.$A62];[$Estimacion_Tiempos.N$10:.N$1002])" office:value-type="float" office:value="0">
            <text:p>0</text:p>
          </table:table-cell>
          <table:table-cell table:style-name="ce64" table:formula="of:=SUMIF([$Estimacion_Tiempos.$G$10:.$G$1002];[.$A62];[$Estimacion_Tiempos.O$10:.O$1002])" office:value-type="float" office:value="0">
            <text:p>0</text:p>
          </table:table-cell>
          <table:table-cell table:style-name="ce64" table:formula="of:=SUMIF([$Estimacion_Tiempos.$G$10:.$G$1002];[.$A62];[$Estimacion_Tiempos.P$10:.P$1002])" office:value-type="float" office:value="0">
            <text:p>0</text:p>
          </table:table-cell>
          <table:table-cell table:style-name="ce64" table:formula="of:=SUMIF([$Estimacion_Tiempos.$G$10:.$G$1002];[.$A62];[$Estimacion_Tiempos.Q$10:.Q$1002])" office:value-type="float" office:value="0">
            <text:p>0</text:p>
          </table:table-cell>
          <table:table-cell table:style-name="ce64" table:formula="of:=SUMIF([$Estimacion_Tiempos.$G$10:.$G$1002];[.$A62];[$Estimacion_Tiempos.R$10:.R$1002])" office:value-type="float" office:value="0">
            <text:p>0</text:p>
          </table:table-cell>
          <table:table-cell table:style-name="ce64" table:formula="of:=SUMIF([$Estimacion_Tiempos.$G$10:.$G$1002];[.$A62];[$Estimacion_Tiempos.S$10:.S$1002])" office:value-type="float" office:value="0">
            <text:p>0</text:p>
          </table:table-cell>
          <table:table-cell table:style-name="ce64" table:formula="of:=SUMIF([$Estimacion_Tiempos.$G$10:.$G$1002];[.$A62];[$Estimacion_Tiempos.T$10:.T$1002])" office:value-type="float" office:value="0">
            <text:p>0</text:p>
          </table:table-cell>
          <table:table-cell table:style-name="ce64" table:formula="of:=SUMIF([$Estimacion_Tiempos.$G$10:.$G$1002];[.$A62];[$Estimacion_Tiempos.U$10:.U$1002])" office:value-type="float" office:value="0">
            <text:p>0</text:p>
          </table:table-cell>
          <table:table-cell table:style-name="ce64" table:formula="of:=SUMIF([$Estimacion_Tiempos.$G$10:.$G$1002];[.$A62];[$Estimacion_Tiempos.V$10:.V$1002])" office:value-type="float" office:value="0">
            <text:p>0</text:p>
          </table:table-cell>
          <table:table-cell table:style-name="ce64" table:formula="of:=SUMIF([$Estimacion_Tiempos.$G$10:.$G$1002];[.$A62];[$Estimacion_Tiempos.W$10:.W$1002])" office:value-type="float" office:value="0">
            <text:p>0</text:p>
          </table:table-cell>
          <table:table-cell table:style-name="ce64" table:formula="of:=SUMIF([$Estimacion_Tiempos.$G$10:.$G$1002];[.$A62];[$Estimacion_Tiempos.X$10:.X$1002])" office:value-type="float" office:value="0">
            <text:p>0</text:p>
          </table:table-cell>
          <table:table-cell table:style-name="ce64" table:formula="of:=SUMIF([$Estimacion_Tiempos.$G$10:.$G$1002];[.$A62];[$Estimacion_Tiempos.Y$10:.Y$1002])" office:value-type="float" office:value="0">
            <text:p>0</text:p>
          </table:table-cell>
          <table:table-cell table:style-name="ce64" table:formula="of:=SUMIF([$Estimacion_Tiempos.$G$10:.$G$1002];[.$A62];[$Estimacion_Tiempos.Z$10:.Z$1002])" office:value-type="float" office:value="0">
            <text:p>0</text:p>
          </table:table-cell>
          <table:table-cell table:style-name="ce64" table:formula="of:=SUMIF([$Estimacion_Tiempos.$G$10:.$G$1002];[.$A62];[$Estimacion_Tiempos.AA$10:.AA$1002])" office:value-type="float" office:value="0">
            <text:p>0</text:p>
          </table:table-cell>
          <table:table-cell table:style-name="ce64" table:formula="of:=SUMIF([$Estimacion_Tiempos.$G$10:.$G$1002];[.$A62];[$Estimacion_Tiempos.AB$10:.AB$1002])" office:value-type="float" office:value="0">
            <text:p>0</text:p>
          </table:table-cell>
          <table:table-cell table:style-name="ce64" table:formula="of:=SUMIF([$Estimacion_Tiempos.$G$10:.$G$1002];[.$A62];[$Estimacion_Tiempos.AC$10:.AC$1002])" office:value-type="float" office:value="0">
            <text:p>0</text:p>
          </table:table-cell>
          <table:table-cell table:style-name="ce64" table:formula="of:=SUMIF([$Estimacion_Tiempos.$G$10:.$G$1002];[.$A62];[$Estimacion_Tiempos.AD$10:.AD$1002])" office:value-type="float" office:value="0">
            <text:p>0</text:p>
          </table:table-cell>
          <table:table-cell table:style-name="ce64" table:formula="of:=SUMIF([$Estimacion_Tiempos.$G$10:.$G$1002];[.$A62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19]" office:value-type="string" office:string-value="TODOS">
            <text:p>TODOS</text:p>
          </table:table-cell>
          <table:table-cell table:style-name="ce64" table:formula="of:=SUMIF([$Estimacion_Tiempos.$G$10:.$G$1002];[.$A63];[$Estimacion_Tiempos.H$10:.H$1002])" office:value-type="float" office:value="0">
            <text:p>0</text:p>
          </table:table-cell>
          <table:table-cell table:style-name="ce64" table:formula="of:=SUMIF([$Estimacion_Tiempos.$G$10:.$G$1002];[.$A63];[$Estimacion_Tiempos.I$10:.I$1002])" office:value-type="float" office:value="0">
            <text:p>0</text:p>
          </table:table-cell>
          <table:table-cell table:style-name="ce64" table:formula="of:=SUMIF([$Estimacion_Tiempos.$G$10:.$G$1002];[.$A63];[$Estimacion_Tiempos.J$10:.J$1002])" office:value-type="float" office:value="0">
            <text:p>0</text:p>
          </table:table-cell>
          <table:table-cell table:style-name="ce64" table:formula="of:=SUMIF([$Estimacion_Tiempos.$G$10:.$G$1002];[.$A63];[$Estimacion_Tiempos.K$10:.K$1002])" office:value-type="float" office:value="0">
            <text:p>0</text:p>
          </table:table-cell>
          <table:table-cell table:style-name="ce64" table:formula="of:=SUMIF([$Estimacion_Tiempos.$G$10:.$G$1002];[.$A63];[$Estimacion_Tiempos.L$10:.L$1002])" office:value-type="float" office:value="0">
            <text:p>0</text:p>
          </table:table-cell>
          <table:table-cell table:style-name="ce64" table:formula="of:=SUMIF([$Estimacion_Tiempos.$G$10:.$G$1002];[.$A63];[$Estimacion_Tiempos.M$10:.M$1002])" office:value-type="float" office:value="0">
            <text:p>0</text:p>
          </table:table-cell>
          <table:table-cell table:style-name="ce64" table:formula="of:=SUMIF([$Estimacion_Tiempos.$G$10:.$G$1002];[.$A63];[$Estimacion_Tiempos.N$10:.N$1002])" office:value-type="float" office:value="0">
            <text:p>0</text:p>
          </table:table-cell>
          <table:table-cell table:style-name="ce64" table:formula="of:=SUMIF([$Estimacion_Tiempos.$G$10:.$G$1002];[.$A63];[$Estimacion_Tiempos.O$10:.O$1002])" office:value-type="float" office:value="0">
            <text:p>0</text:p>
          </table:table-cell>
          <table:table-cell table:style-name="ce64" table:formula="of:=SUMIF([$Estimacion_Tiempos.$G$10:.$G$1002];[.$A63];[$Estimacion_Tiempos.P$10:.P$1002])" office:value-type="float" office:value="0">
            <text:p>0</text:p>
          </table:table-cell>
          <table:table-cell table:style-name="ce64" table:formula="of:=SUMIF([$Estimacion_Tiempos.$G$10:.$G$1002];[.$A63];[$Estimacion_Tiempos.Q$10:.Q$1002])" office:value-type="float" office:value="0">
            <text:p>0</text:p>
          </table:table-cell>
          <table:table-cell table:style-name="ce64" table:formula="of:=SUMIF([$Estimacion_Tiempos.$G$10:.$G$1002];[.$A63];[$Estimacion_Tiempos.R$10:.R$1002])" office:value-type="float" office:value="0">
            <text:p>0</text:p>
          </table:table-cell>
          <table:table-cell table:style-name="ce64" table:formula="of:=SUMIF([$Estimacion_Tiempos.$G$10:.$G$1002];[.$A63];[$Estimacion_Tiempos.S$10:.S$1002])" office:value-type="float" office:value="0">
            <text:p>0</text:p>
          </table:table-cell>
          <table:table-cell table:style-name="ce64" table:formula="of:=SUMIF([$Estimacion_Tiempos.$G$10:.$G$1002];[.$A63];[$Estimacion_Tiempos.T$10:.T$1002])" office:value-type="float" office:value="0">
            <text:p>0</text:p>
          </table:table-cell>
          <table:table-cell table:style-name="ce64" table:formula="of:=SUMIF([$Estimacion_Tiempos.$G$10:.$G$1002];[.$A63];[$Estimacion_Tiempos.U$10:.U$1002])" office:value-type="float" office:value="0">
            <text:p>0</text:p>
          </table:table-cell>
          <table:table-cell table:style-name="ce64" table:formula="of:=SUMIF([$Estimacion_Tiempos.$G$10:.$G$1002];[.$A63];[$Estimacion_Tiempos.V$10:.V$1002])" office:value-type="float" office:value="0">
            <text:p>0</text:p>
          </table:table-cell>
          <table:table-cell table:style-name="ce64" table:formula="of:=SUMIF([$Estimacion_Tiempos.$G$10:.$G$1002];[.$A63];[$Estimacion_Tiempos.W$10:.W$1002])" office:value-type="float" office:value="0">
            <text:p>0</text:p>
          </table:table-cell>
          <table:table-cell table:style-name="ce64" table:formula="of:=SUMIF([$Estimacion_Tiempos.$G$10:.$G$1002];[.$A63];[$Estimacion_Tiempos.X$10:.X$1002])" office:value-type="float" office:value="0">
            <text:p>0</text:p>
          </table:table-cell>
          <table:table-cell table:style-name="ce64" table:formula="of:=SUMIF([$Estimacion_Tiempos.$G$10:.$G$1002];[.$A63];[$Estimacion_Tiempos.Y$10:.Y$1002])" office:value-type="float" office:value="0">
            <text:p>0</text:p>
          </table:table-cell>
          <table:table-cell table:style-name="ce64" table:formula="of:=SUMIF([$Estimacion_Tiempos.$G$10:.$G$1002];[.$A63];[$Estimacion_Tiempos.Z$10:.Z$1002])" office:value-type="float" office:value="0">
            <text:p>0</text:p>
          </table:table-cell>
          <table:table-cell table:style-name="ce64" table:formula="of:=SUMIF([$Estimacion_Tiempos.$G$10:.$G$1002];[.$A63];[$Estimacion_Tiempos.AA$10:.AA$1002])" office:value-type="float" office:value="0">
            <text:p>0</text:p>
          </table:table-cell>
          <table:table-cell table:style-name="ce64" table:formula="of:=SUMIF([$Estimacion_Tiempos.$G$10:.$G$1002];[.$A63];[$Estimacion_Tiempos.AB$10:.AB$1002])" office:value-type="float" office:value="0">
            <text:p>0</text:p>
          </table:table-cell>
          <table:table-cell table:style-name="ce64" table:formula="of:=SUMIF([$Estimacion_Tiempos.$G$10:.$G$1002];[.$A63];[$Estimacion_Tiempos.AC$10:.AC$1002])" office:value-type="float" office:value="0">
            <text:p>0</text:p>
          </table:table-cell>
          <table:table-cell table:style-name="ce64" table:formula="of:=SUMIF([$Estimacion_Tiempos.$G$10:.$G$1002];[.$A63];[$Estimacion_Tiempos.AD$10:.AD$1002])" office:value-type="float" office:value="0">
            <text:p>0</text:p>
          </table:table-cell>
          <table:table-cell table:style-name="ce64" table:formula="of:=SUMIF([$Estimacion_Tiempos.$G$10:.$G$1002];[.$A63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0]" office:value-type="float" office:value="0">
            <text:p>0</text:p>
          </table:table-cell>
          <table:table-cell table:style-name="ce64" table:formula="of:=SUMIF([$Estimacion_Tiempos.$G$10:.$G$1002];[.$A64];[$Estimacion_Tiempos.H$10:.H$1002])" office:value-type="float" office:value="0">
            <text:p>0</text:p>
          </table:table-cell>
          <table:table-cell table:style-name="ce64" table:formula="of:=SUMIF([$Estimacion_Tiempos.$G$10:.$G$1002];[.$A64];[$Estimacion_Tiempos.I$10:.I$1002])" office:value-type="float" office:value="0">
            <text:p>0</text:p>
          </table:table-cell>
          <table:table-cell table:style-name="ce64" table:formula="of:=SUMIF([$Estimacion_Tiempos.$G$10:.$G$1002];[.$A64];[$Estimacion_Tiempos.J$10:.J$1002])" office:value-type="float" office:value="0">
            <text:p>0</text:p>
          </table:table-cell>
          <table:table-cell table:style-name="ce64" table:formula="of:=SUMIF([$Estimacion_Tiempos.$G$10:.$G$1002];[.$A64];[$Estimacion_Tiempos.K$10:.K$1002])" office:value-type="float" office:value="0">
            <text:p>0</text:p>
          </table:table-cell>
          <table:table-cell table:style-name="ce64" table:formula="of:=SUMIF([$Estimacion_Tiempos.$G$10:.$G$1002];[.$A64];[$Estimacion_Tiempos.L$10:.L$1002])" office:value-type="float" office:value="0">
            <text:p>0</text:p>
          </table:table-cell>
          <table:table-cell table:style-name="ce64" table:formula="of:=SUMIF([$Estimacion_Tiempos.$G$10:.$G$1002];[.$A64];[$Estimacion_Tiempos.M$10:.M$1002])" office:value-type="float" office:value="0">
            <text:p>0</text:p>
          </table:table-cell>
          <table:table-cell table:style-name="ce64" table:formula="of:=SUMIF([$Estimacion_Tiempos.$G$10:.$G$1002];[.$A64];[$Estimacion_Tiempos.N$10:.N$1002])" office:value-type="float" office:value="0">
            <text:p>0</text:p>
          </table:table-cell>
          <table:table-cell table:style-name="ce64" table:formula="of:=SUMIF([$Estimacion_Tiempos.$G$10:.$G$1002];[.$A64];[$Estimacion_Tiempos.O$10:.O$1002])" office:value-type="float" office:value="0">
            <text:p>0</text:p>
          </table:table-cell>
          <table:table-cell table:style-name="ce64" table:formula="of:=SUMIF([$Estimacion_Tiempos.$G$10:.$G$1002];[.$A64];[$Estimacion_Tiempos.P$10:.P$1002])" office:value-type="float" office:value="0">
            <text:p>0</text:p>
          </table:table-cell>
          <table:table-cell table:style-name="ce64" table:formula="of:=SUMIF([$Estimacion_Tiempos.$G$10:.$G$1002];[.$A64];[$Estimacion_Tiempos.Q$10:.Q$1002])" office:value-type="float" office:value="0">
            <text:p>0</text:p>
          </table:table-cell>
          <table:table-cell table:style-name="ce64" table:formula="of:=SUMIF([$Estimacion_Tiempos.$G$10:.$G$1002];[.$A64];[$Estimacion_Tiempos.R$10:.R$1002])" office:value-type="float" office:value="0">
            <text:p>0</text:p>
          </table:table-cell>
          <table:table-cell table:style-name="ce64" table:formula="of:=SUMIF([$Estimacion_Tiempos.$G$10:.$G$1002];[.$A64];[$Estimacion_Tiempos.S$10:.S$1002])" office:value-type="float" office:value="0">
            <text:p>0</text:p>
          </table:table-cell>
          <table:table-cell table:style-name="ce64" table:formula="of:=SUMIF([$Estimacion_Tiempos.$G$10:.$G$1002];[.$A64];[$Estimacion_Tiempos.T$10:.T$1002])" office:value-type="float" office:value="0">
            <text:p>0</text:p>
          </table:table-cell>
          <table:table-cell table:style-name="ce64" table:formula="of:=SUMIF([$Estimacion_Tiempos.$G$10:.$G$1002];[.$A64];[$Estimacion_Tiempos.U$10:.U$1002])" office:value-type="float" office:value="0">
            <text:p>0</text:p>
          </table:table-cell>
          <table:table-cell table:style-name="ce64" table:formula="of:=SUMIF([$Estimacion_Tiempos.$G$10:.$G$1002];[.$A64];[$Estimacion_Tiempos.V$10:.V$1002])" office:value-type="float" office:value="0">
            <text:p>0</text:p>
          </table:table-cell>
          <table:table-cell table:style-name="ce64" table:formula="of:=SUMIF([$Estimacion_Tiempos.$G$10:.$G$1002];[.$A64];[$Estimacion_Tiempos.W$10:.W$1002])" office:value-type="float" office:value="0">
            <text:p>0</text:p>
          </table:table-cell>
          <table:table-cell table:style-name="ce64" table:formula="of:=SUMIF([$Estimacion_Tiempos.$G$10:.$G$1002];[.$A64];[$Estimacion_Tiempos.X$10:.X$1002])" office:value-type="float" office:value="0">
            <text:p>0</text:p>
          </table:table-cell>
          <table:table-cell table:style-name="ce64" table:formula="of:=SUMIF([$Estimacion_Tiempos.$G$10:.$G$1002];[.$A64];[$Estimacion_Tiempos.Y$10:.Y$1002])" office:value-type="float" office:value="0">
            <text:p>0</text:p>
          </table:table-cell>
          <table:table-cell table:style-name="ce64" table:formula="of:=SUMIF([$Estimacion_Tiempos.$G$10:.$G$1002];[.$A64];[$Estimacion_Tiempos.Z$10:.Z$1002])" office:value-type="float" office:value="0">
            <text:p>0</text:p>
          </table:table-cell>
          <table:table-cell table:style-name="ce64" table:formula="of:=SUMIF([$Estimacion_Tiempos.$G$10:.$G$1002];[.$A64];[$Estimacion_Tiempos.AA$10:.AA$1002])" office:value-type="float" office:value="0">
            <text:p>0</text:p>
          </table:table-cell>
          <table:table-cell table:style-name="ce64" table:formula="of:=SUMIF([$Estimacion_Tiempos.$G$10:.$G$1002];[.$A64];[$Estimacion_Tiempos.AB$10:.AB$1002])" office:value-type="float" office:value="0">
            <text:p>0</text:p>
          </table:table-cell>
          <table:table-cell table:style-name="ce64" table:formula="of:=SUMIF([$Estimacion_Tiempos.$G$10:.$G$1002];[.$A64];[$Estimacion_Tiempos.AC$10:.AC$1002])" office:value-type="float" office:value="0">
            <text:p>0</text:p>
          </table:table-cell>
          <table:table-cell table:style-name="ce64" table:formula="of:=SUMIF([$Estimacion_Tiempos.$G$10:.$G$1002];[.$A64];[$Estimacion_Tiempos.AD$10:.AD$1002])" office:value-type="float" office:value="0">
            <text:p>0</text:p>
          </table:table-cell>
          <table:table-cell table:style-name="ce64" table:formula="of:=SUMIF([$Estimacion_Tiempos.$G$10:.$G$1002];[.$A64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1]" office:value-type="float" office:value="0">
            <text:p>0</text:p>
          </table:table-cell>
          <table:table-cell table:style-name="ce64" table:formula="of:=SUMIF([$Estimacion_Tiempos.$G$10:.$G$1002];[.$A65];[$Estimacion_Tiempos.H$10:.H$1002])" office:value-type="float" office:value="0">
            <text:p>0</text:p>
          </table:table-cell>
          <table:table-cell table:style-name="ce64" table:formula="of:=SUMIF([$Estimacion_Tiempos.$G$10:.$G$1002];[.$A65];[$Estimacion_Tiempos.I$10:.I$1002])" office:value-type="float" office:value="0">
            <text:p>0</text:p>
          </table:table-cell>
          <table:table-cell table:style-name="ce64" table:formula="of:=SUMIF([$Estimacion_Tiempos.$G$10:.$G$1002];[.$A65];[$Estimacion_Tiempos.J$10:.J$1002])" office:value-type="float" office:value="0">
            <text:p>0</text:p>
          </table:table-cell>
          <table:table-cell table:style-name="ce64" table:formula="of:=SUMIF([$Estimacion_Tiempos.$G$10:.$G$1002];[.$A65];[$Estimacion_Tiempos.K$10:.K$1002])" office:value-type="float" office:value="0">
            <text:p>0</text:p>
          </table:table-cell>
          <table:table-cell table:style-name="ce64" table:formula="of:=SUMIF([$Estimacion_Tiempos.$G$10:.$G$1002];[.$A65];[$Estimacion_Tiempos.L$10:.L$1002])" office:value-type="float" office:value="0">
            <text:p>0</text:p>
          </table:table-cell>
          <table:table-cell table:style-name="ce64" table:formula="of:=SUMIF([$Estimacion_Tiempos.$G$10:.$G$1002];[.$A65];[$Estimacion_Tiempos.M$10:.M$1002])" office:value-type="float" office:value="0">
            <text:p>0</text:p>
          </table:table-cell>
          <table:table-cell table:style-name="ce64" table:formula="of:=SUMIF([$Estimacion_Tiempos.$G$10:.$G$1002];[.$A65];[$Estimacion_Tiempos.N$10:.N$1002])" office:value-type="float" office:value="0">
            <text:p>0</text:p>
          </table:table-cell>
          <table:table-cell table:style-name="ce64" table:formula="of:=SUMIF([$Estimacion_Tiempos.$G$10:.$G$1002];[.$A65];[$Estimacion_Tiempos.O$10:.O$1002])" office:value-type="float" office:value="0">
            <text:p>0</text:p>
          </table:table-cell>
          <table:table-cell table:style-name="ce64" table:formula="of:=SUMIF([$Estimacion_Tiempos.$G$10:.$G$1002];[.$A65];[$Estimacion_Tiempos.P$10:.P$1002])" office:value-type="float" office:value="0">
            <text:p>0</text:p>
          </table:table-cell>
          <table:table-cell table:style-name="ce64" table:formula="of:=SUMIF([$Estimacion_Tiempos.$G$10:.$G$1002];[.$A65];[$Estimacion_Tiempos.Q$10:.Q$1002])" office:value-type="float" office:value="0">
            <text:p>0</text:p>
          </table:table-cell>
          <table:table-cell table:style-name="ce64" table:formula="of:=SUMIF([$Estimacion_Tiempos.$G$10:.$G$1002];[.$A65];[$Estimacion_Tiempos.R$10:.R$1002])" office:value-type="float" office:value="0">
            <text:p>0</text:p>
          </table:table-cell>
          <table:table-cell table:style-name="ce64" table:formula="of:=SUMIF([$Estimacion_Tiempos.$G$10:.$G$1002];[.$A65];[$Estimacion_Tiempos.S$10:.S$1002])" office:value-type="float" office:value="0">
            <text:p>0</text:p>
          </table:table-cell>
          <table:table-cell table:style-name="ce64" table:formula="of:=SUMIF([$Estimacion_Tiempos.$G$10:.$G$1002];[.$A65];[$Estimacion_Tiempos.T$10:.T$1002])" office:value-type="float" office:value="0">
            <text:p>0</text:p>
          </table:table-cell>
          <table:table-cell table:style-name="ce64" table:formula="of:=SUMIF([$Estimacion_Tiempos.$G$10:.$G$1002];[.$A65];[$Estimacion_Tiempos.U$10:.U$1002])" office:value-type="float" office:value="0">
            <text:p>0</text:p>
          </table:table-cell>
          <table:table-cell table:style-name="ce64" table:formula="of:=SUMIF([$Estimacion_Tiempos.$G$10:.$G$1002];[.$A65];[$Estimacion_Tiempos.V$10:.V$1002])" office:value-type="float" office:value="0">
            <text:p>0</text:p>
          </table:table-cell>
          <table:table-cell table:style-name="ce64" table:formula="of:=SUMIF([$Estimacion_Tiempos.$G$10:.$G$1002];[.$A65];[$Estimacion_Tiempos.W$10:.W$1002])" office:value-type="float" office:value="0">
            <text:p>0</text:p>
          </table:table-cell>
          <table:table-cell table:style-name="ce64" table:formula="of:=SUMIF([$Estimacion_Tiempos.$G$10:.$G$1002];[.$A65];[$Estimacion_Tiempos.X$10:.X$1002])" office:value-type="float" office:value="0">
            <text:p>0</text:p>
          </table:table-cell>
          <table:table-cell table:style-name="ce64" table:formula="of:=SUMIF([$Estimacion_Tiempos.$G$10:.$G$1002];[.$A65];[$Estimacion_Tiempos.Y$10:.Y$1002])" office:value-type="float" office:value="0">
            <text:p>0</text:p>
          </table:table-cell>
          <table:table-cell table:style-name="ce64" table:formula="of:=SUMIF([$Estimacion_Tiempos.$G$10:.$G$1002];[.$A65];[$Estimacion_Tiempos.Z$10:.Z$1002])" office:value-type="float" office:value="0">
            <text:p>0</text:p>
          </table:table-cell>
          <table:table-cell table:style-name="ce64" table:formula="of:=SUMIF([$Estimacion_Tiempos.$G$10:.$G$1002];[.$A65];[$Estimacion_Tiempos.AA$10:.AA$1002])" office:value-type="float" office:value="0">
            <text:p>0</text:p>
          </table:table-cell>
          <table:table-cell table:style-name="ce64" table:formula="of:=SUMIF([$Estimacion_Tiempos.$G$10:.$G$1002];[.$A65];[$Estimacion_Tiempos.AB$10:.AB$1002])" office:value-type="float" office:value="0">
            <text:p>0</text:p>
          </table:table-cell>
          <table:table-cell table:style-name="ce64" table:formula="of:=SUMIF([$Estimacion_Tiempos.$G$10:.$G$1002];[.$A65];[$Estimacion_Tiempos.AC$10:.AC$1002])" office:value-type="float" office:value="0">
            <text:p>0</text:p>
          </table:table-cell>
          <table:table-cell table:style-name="ce64" table:formula="of:=SUMIF([$Estimacion_Tiempos.$G$10:.$G$1002];[.$A65];[$Estimacion_Tiempos.AD$10:.AD$1002])" office:value-type="float" office:value="0">
            <text:p>0</text:p>
          </table:table-cell>
          <table:table-cell table:style-name="ce64" table:formula="of:=SUMIF([$Estimacion_Tiempos.$G$10:.$G$1002];[.$A65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2]" office:value-type="float" office:value="0">
            <text:p>0</text:p>
          </table:table-cell>
          <table:table-cell table:style-name="ce64" table:formula="of:=SUMIF([$Estimacion_Tiempos.$G$10:.$G$1002];[.$A66];[$Estimacion_Tiempos.H$10:.H$1002])" office:value-type="float" office:value="0">
            <text:p>0</text:p>
          </table:table-cell>
          <table:table-cell table:style-name="ce64" table:formula="of:=SUMIF([$Estimacion_Tiempos.$G$10:.$G$1002];[.$A66];[$Estimacion_Tiempos.I$10:.I$1002])" office:value-type="float" office:value="0">
            <text:p>0</text:p>
          </table:table-cell>
          <table:table-cell table:style-name="ce64" table:formula="of:=SUMIF([$Estimacion_Tiempos.$G$10:.$G$1002];[.$A66];[$Estimacion_Tiempos.J$10:.J$1002])" office:value-type="float" office:value="0">
            <text:p>0</text:p>
          </table:table-cell>
          <table:table-cell table:style-name="ce64" table:formula="of:=SUMIF([$Estimacion_Tiempos.$G$10:.$G$1002];[.$A66];[$Estimacion_Tiempos.K$10:.K$1002])" office:value-type="float" office:value="0">
            <text:p>0</text:p>
          </table:table-cell>
          <table:table-cell table:style-name="ce64" table:formula="of:=SUMIF([$Estimacion_Tiempos.$G$10:.$G$1002];[.$A66];[$Estimacion_Tiempos.L$10:.L$1002])" office:value-type="float" office:value="0">
            <text:p>0</text:p>
          </table:table-cell>
          <table:table-cell table:style-name="ce64" table:formula="of:=SUMIF([$Estimacion_Tiempos.$G$10:.$G$1002];[.$A66];[$Estimacion_Tiempos.M$10:.M$1002])" office:value-type="float" office:value="0">
            <text:p>0</text:p>
          </table:table-cell>
          <table:table-cell table:style-name="ce64" table:formula="of:=SUMIF([$Estimacion_Tiempos.$G$10:.$G$1002];[.$A66];[$Estimacion_Tiempos.N$10:.N$1002])" office:value-type="float" office:value="0">
            <text:p>0</text:p>
          </table:table-cell>
          <table:table-cell table:style-name="ce64" table:formula="of:=SUMIF([$Estimacion_Tiempos.$G$10:.$G$1002];[.$A66];[$Estimacion_Tiempos.O$10:.O$1002])" office:value-type="float" office:value="0">
            <text:p>0</text:p>
          </table:table-cell>
          <table:table-cell table:style-name="ce64" table:formula="of:=SUMIF([$Estimacion_Tiempos.$G$10:.$G$1002];[.$A66];[$Estimacion_Tiempos.P$10:.P$1002])" office:value-type="float" office:value="0">
            <text:p>0</text:p>
          </table:table-cell>
          <table:table-cell table:style-name="ce64" table:formula="of:=SUMIF([$Estimacion_Tiempos.$G$10:.$G$1002];[.$A66];[$Estimacion_Tiempos.Q$10:.Q$1002])" office:value-type="float" office:value="0">
            <text:p>0</text:p>
          </table:table-cell>
          <table:table-cell table:style-name="ce64" table:formula="of:=SUMIF([$Estimacion_Tiempos.$G$10:.$G$1002];[.$A66];[$Estimacion_Tiempos.R$10:.R$1002])" office:value-type="float" office:value="0">
            <text:p>0</text:p>
          </table:table-cell>
          <table:table-cell table:style-name="ce64" table:formula="of:=SUMIF([$Estimacion_Tiempos.$G$10:.$G$1002];[.$A66];[$Estimacion_Tiempos.S$10:.S$1002])" office:value-type="float" office:value="0">
            <text:p>0</text:p>
          </table:table-cell>
          <table:table-cell table:style-name="ce64" table:formula="of:=SUMIF([$Estimacion_Tiempos.$G$10:.$G$1002];[.$A66];[$Estimacion_Tiempos.T$10:.T$1002])" office:value-type="float" office:value="0">
            <text:p>0</text:p>
          </table:table-cell>
          <table:table-cell table:style-name="ce64" table:formula="of:=SUMIF([$Estimacion_Tiempos.$G$10:.$G$1002];[.$A66];[$Estimacion_Tiempos.U$10:.U$1002])" office:value-type="float" office:value="0">
            <text:p>0</text:p>
          </table:table-cell>
          <table:table-cell table:style-name="ce64" table:formula="of:=SUMIF([$Estimacion_Tiempos.$G$10:.$G$1002];[.$A66];[$Estimacion_Tiempos.V$10:.V$1002])" office:value-type="float" office:value="0">
            <text:p>0</text:p>
          </table:table-cell>
          <table:table-cell table:style-name="ce64" table:formula="of:=SUMIF([$Estimacion_Tiempos.$G$10:.$G$1002];[.$A66];[$Estimacion_Tiempos.W$10:.W$1002])" office:value-type="float" office:value="0">
            <text:p>0</text:p>
          </table:table-cell>
          <table:table-cell table:style-name="ce64" table:formula="of:=SUMIF([$Estimacion_Tiempos.$G$10:.$G$1002];[.$A66];[$Estimacion_Tiempos.X$10:.X$1002])" office:value-type="float" office:value="0">
            <text:p>0</text:p>
          </table:table-cell>
          <table:table-cell table:style-name="ce64" table:formula="of:=SUMIF([$Estimacion_Tiempos.$G$10:.$G$1002];[.$A66];[$Estimacion_Tiempos.Y$10:.Y$1002])" office:value-type="float" office:value="0">
            <text:p>0</text:p>
          </table:table-cell>
          <table:table-cell table:style-name="ce64" table:formula="of:=SUMIF([$Estimacion_Tiempos.$G$10:.$G$1002];[.$A66];[$Estimacion_Tiempos.Z$10:.Z$1002])" office:value-type="float" office:value="0">
            <text:p>0</text:p>
          </table:table-cell>
          <table:table-cell table:style-name="ce64" table:formula="of:=SUMIF([$Estimacion_Tiempos.$G$10:.$G$1002];[.$A66];[$Estimacion_Tiempos.AA$10:.AA$1002])" office:value-type="float" office:value="0">
            <text:p>0</text:p>
          </table:table-cell>
          <table:table-cell table:style-name="ce64" table:formula="of:=SUMIF([$Estimacion_Tiempos.$G$10:.$G$1002];[.$A66];[$Estimacion_Tiempos.AB$10:.AB$1002])" office:value-type="float" office:value="0">
            <text:p>0</text:p>
          </table:table-cell>
          <table:table-cell table:style-name="ce64" table:formula="of:=SUMIF([$Estimacion_Tiempos.$G$10:.$G$1002];[.$A66];[$Estimacion_Tiempos.AC$10:.AC$1002])" office:value-type="float" office:value="0">
            <text:p>0</text:p>
          </table:table-cell>
          <table:table-cell table:style-name="ce64" table:formula="of:=SUMIF([$Estimacion_Tiempos.$G$10:.$G$1002];[.$A66];[$Estimacion_Tiempos.AD$10:.AD$1002])" office:value-type="float" office:value="0">
            <text:p>0</text:p>
          </table:table-cell>
          <table:table-cell table:style-name="ce64" table:formula="of:=SUMIF([$Estimacion_Tiempos.$G$10:.$G$1002];[.$A66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3]" office:value-type="float" office:value="0">
            <text:p>0</text:p>
          </table:table-cell>
          <table:table-cell table:style-name="ce64" table:formula="of:=SUMIF([$Estimacion_Tiempos.$G$10:.$G$1002];[.$A67];[$Estimacion_Tiempos.H$10:.H$1002])" office:value-type="float" office:value="0">
            <text:p>0</text:p>
          </table:table-cell>
          <table:table-cell table:style-name="ce64" table:formula="of:=SUMIF([$Estimacion_Tiempos.$G$10:.$G$1002];[.$A67];[$Estimacion_Tiempos.I$10:.I$1002])" office:value-type="float" office:value="0">
            <text:p>0</text:p>
          </table:table-cell>
          <table:table-cell table:style-name="ce64" table:formula="of:=SUMIF([$Estimacion_Tiempos.$G$10:.$G$1002];[.$A67];[$Estimacion_Tiempos.J$10:.J$1002])" office:value-type="float" office:value="0">
            <text:p>0</text:p>
          </table:table-cell>
          <table:table-cell table:style-name="ce64" table:formula="of:=SUMIF([$Estimacion_Tiempos.$G$10:.$G$1002];[.$A67];[$Estimacion_Tiempos.K$10:.K$1002])" office:value-type="float" office:value="0">
            <text:p>0</text:p>
          </table:table-cell>
          <table:table-cell table:style-name="ce64" table:formula="of:=SUMIF([$Estimacion_Tiempos.$G$10:.$G$1002];[.$A67];[$Estimacion_Tiempos.L$10:.L$1002])" office:value-type="float" office:value="0">
            <text:p>0</text:p>
          </table:table-cell>
          <table:table-cell table:style-name="ce64" table:formula="of:=SUMIF([$Estimacion_Tiempos.$G$10:.$G$1002];[.$A67];[$Estimacion_Tiempos.M$10:.M$1002])" office:value-type="float" office:value="0">
            <text:p>0</text:p>
          </table:table-cell>
          <table:table-cell table:style-name="ce64" table:formula="of:=SUMIF([$Estimacion_Tiempos.$G$10:.$G$1002];[.$A67];[$Estimacion_Tiempos.N$10:.N$1002])" office:value-type="float" office:value="0">
            <text:p>0</text:p>
          </table:table-cell>
          <table:table-cell table:style-name="ce64" table:formula="of:=SUMIF([$Estimacion_Tiempos.$G$10:.$G$1002];[.$A67];[$Estimacion_Tiempos.O$10:.O$1002])" office:value-type="float" office:value="0">
            <text:p>0</text:p>
          </table:table-cell>
          <table:table-cell table:style-name="ce64" table:formula="of:=SUMIF([$Estimacion_Tiempos.$G$10:.$G$1002];[.$A67];[$Estimacion_Tiempos.P$10:.P$1002])" office:value-type="float" office:value="0">
            <text:p>0</text:p>
          </table:table-cell>
          <table:table-cell table:style-name="ce64" table:formula="of:=SUMIF([$Estimacion_Tiempos.$G$10:.$G$1002];[.$A67];[$Estimacion_Tiempos.Q$10:.Q$1002])" office:value-type="float" office:value="0">
            <text:p>0</text:p>
          </table:table-cell>
          <table:table-cell table:style-name="ce64" table:formula="of:=SUMIF([$Estimacion_Tiempos.$G$10:.$G$1002];[.$A67];[$Estimacion_Tiempos.R$10:.R$1002])" office:value-type="float" office:value="0">
            <text:p>0</text:p>
          </table:table-cell>
          <table:table-cell table:style-name="ce64" table:formula="of:=SUMIF([$Estimacion_Tiempos.$G$10:.$G$1002];[.$A67];[$Estimacion_Tiempos.S$10:.S$1002])" office:value-type="float" office:value="0">
            <text:p>0</text:p>
          </table:table-cell>
          <table:table-cell table:style-name="ce64" table:formula="of:=SUMIF([$Estimacion_Tiempos.$G$10:.$G$1002];[.$A67];[$Estimacion_Tiempos.T$10:.T$1002])" office:value-type="float" office:value="0">
            <text:p>0</text:p>
          </table:table-cell>
          <table:table-cell table:style-name="ce64" table:formula="of:=SUMIF([$Estimacion_Tiempos.$G$10:.$G$1002];[.$A67];[$Estimacion_Tiempos.U$10:.U$1002])" office:value-type="float" office:value="0">
            <text:p>0</text:p>
          </table:table-cell>
          <table:table-cell table:style-name="ce64" table:formula="of:=SUMIF([$Estimacion_Tiempos.$G$10:.$G$1002];[.$A67];[$Estimacion_Tiempos.V$10:.V$1002])" office:value-type="float" office:value="0">
            <text:p>0</text:p>
          </table:table-cell>
          <table:table-cell table:style-name="ce64" table:formula="of:=SUMIF([$Estimacion_Tiempos.$G$10:.$G$1002];[.$A67];[$Estimacion_Tiempos.W$10:.W$1002])" office:value-type="float" office:value="0">
            <text:p>0</text:p>
          </table:table-cell>
          <table:table-cell table:style-name="ce64" table:formula="of:=SUMIF([$Estimacion_Tiempos.$G$10:.$G$1002];[.$A67];[$Estimacion_Tiempos.X$10:.X$1002])" office:value-type="float" office:value="0">
            <text:p>0</text:p>
          </table:table-cell>
          <table:table-cell table:style-name="ce64" table:formula="of:=SUMIF([$Estimacion_Tiempos.$G$10:.$G$1002];[.$A67];[$Estimacion_Tiempos.Y$10:.Y$1002])" office:value-type="float" office:value="0">
            <text:p>0</text:p>
          </table:table-cell>
          <table:table-cell table:style-name="ce64" table:formula="of:=SUMIF([$Estimacion_Tiempos.$G$10:.$G$1002];[.$A67];[$Estimacion_Tiempos.Z$10:.Z$1002])" office:value-type="float" office:value="0">
            <text:p>0</text:p>
          </table:table-cell>
          <table:table-cell table:style-name="ce64" table:formula="of:=SUMIF([$Estimacion_Tiempos.$G$10:.$G$1002];[.$A67];[$Estimacion_Tiempos.AA$10:.AA$1002])" office:value-type="float" office:value="0">
            <text:p>0</text:p>
          </table:table-cell>
          <table:table-cell table:style-name="ce64" table:formula="of:=SUMIF([$Estimacion_Tiempos.$G$10:.$G$1002];[.$A67];[$Estimacion_Tiempos.AB$10:.AB$1002])" office:value-type="float" office:value="0">
            <text:p>0</text:p>
          </table:table-cell>
          <table:table-cell table:style-name="ce64" table:formula="of:=SUMIF([$Estimacion_Tiempos.$G$10:.$G$1002];[.$A67];[$Estimacion_Tiempos.AC$10:.AC$1002])" office:value-type="float" office:value="0">
            <text:p>0</text:p>
          </table:table-cell>
          <table:table-cell table:style-name="ce64" table:formula="of:=SUMIF([$Estimacion_Tiempos.$G$10:.$G$1002];[.$A67];[$Estimacion_Tiempos.AD$10:.AD$1002])" office:value-type="float" office:value="0">
            <text:p>0</text:p>
          </table:table-cell>
          <table:table-cell table:style-name="ce64" table:formula="of:=SUMIF([$Estimacion_Tiempos.$G$10:.$G$1002];[.$A67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4]" office:value-type="float" office:value="0">
            <text:p>0</text:p>
          </table:table-cell>
          <table:table-cell table:style-name="ce64" table:formula="of:=SUMIF([$Estimacion_Tiempos.$G$10:.$G$1002];[.$A68];[$Estimacion_Tiempos.H$10:.H$1002])" office:value-type="float" office:value="0">
            <text:p>0</text:p>
          </table:table-cell>
          <table:table-cell table:style-name="ce64" table:formula="of:=SUMIF([$Estimacion_Tiempos.$G$10:.$G$1002];[.$A68];[$Estimacion_Tiempos.I$10:.I$1002])" office:value-type="float" office:value="0">
            <text:p>0</text:p>
          </table:table-cell>
          <table:table-cell table:style-name="ce64" table:formula="of:=SUMIF([$Estimacion_Tiempos.$G$10:.$G$1002];[.$A68];[$Estimacion_Tiempos.J$10:.J$1002])" office:value-type="float" office:value="0">
            <text:p>0</text:p>
          </table:table-cell>
          <table:table-cell table:style-name="ce64" table:formula="of:=SUMIF([$Estimacion_Tiempos.$G$10:.$G$1002];[.$A68];[$Estimacion_Tiempos.K$10:.K$1002])" office:value-type="float" office:value="0">
            <text:p>0</text:p>
          </table:table-cell>
          <table:table-cell table:style-name="ce64" table:formula="of:=SUMIF([$Estimacion_Tiempos.$G$10:.$G$1002];[.$A68];[$Estimacion_Tiempos.L$10:.L$1002])" office:value-type="float" office:value="0">
            <text:p>0</text:p>
          </table:table-cell>
          <table:table-cell table:style-name="ce64" table:formula="of:=SUMIF([$Estimacion_Tiempos.$G$10:.$G$1002];[.$A68];[$Estimacion_Tiempos.M$10:.M$1002])" office:value-type="float" office:value="0">
            <text:p>0</text:p>
          </table:table-cell>
          <table:table-cell table:style-name="ce64" table:formula="of:=SUMIF([$Estimacion_Tiempos.$G$10:.$G$1002];[.$A68];[$Estimacion_Tiempos.N$10:.N$1002])" office:value-type="float" office:value="0">
            <text:p>0</text:p>
          </table:table-cell>
          <table:table-cell table:style-name="ce64" table:formula="of:=SUMIF([$Estimacion_Tiempos.$G$10:.$G$1002];[.$A68];[$Estimacion_Tiempos.O$10:.O$1002])" office:value-type="float" office:value="0">
            <text:p>0</text:p>
          </table:table-cell>
          <table:table-cell table:style-name="ce64" table:formula="of:=SUMIF([$Estimacion_Tiempos.$G$10:.$G$1002];[.$A68];[$Estimacion_Tiempos.P$10:.P$1002])" office:value-type="float" office:value="0">
            <text:p>0</text:p>
          </table:table-cell>
          <table:table-cell table:style-name="ce64" table:formula="of:=SUMIF([$Estimacion_Tiempos.$G$10:.$G$1002];[.$A68];[$Estimacion_Tiempos.Q$10:.Q$1002])" office:value-type="float" office:value="0">
            <text:p>0</text:p>
          </table:table-cell>
          <table:table-cell table:style-name="ce64" table:formula="of:=SUMIF([$Estimacion_Tiempos.$G$10:.$G$1002];[.$A68];[$Estimacion_Tiempos.R$10:.R$1002])" office:value-type="float" office:value="0">
            <text:p>0</text:p>
          </table:table-cell>
          <table:table-cell table:style-name="ce64" table:formula="of:=SUMIF([$Estimacion_Tiempos.$G$10:.$G$1002];[.$A68];[$Estimacion_Tiempos.S$10:.S$1002])" office:value-type="float" office:value="0">
            <text:p>0</text:p>
          </table:table-cell>
          <table:table-cell table:style-name="ce64" table:formula="of:=SUMIF([$Estimacion_Tiempos.$G$10:.$G$1002];[.$A68];[$Estimacion_Tiempos.T$10:.T$1002])" office:value-type="float" office:value="0">
            <text:p>0</text:p>
          </table:table-cell>
          <table:table-cell table:style-name="ce64" table:formula="of:=SUMIF([$Estimacion_Tiempos.$G$10:.$G$1002];[.$A68];[$Estimacion_Tiempos.U$10:.U$1002])" office:value-type="float" office:value="0">
            <text:p>0</text:p>
          </table:table-cell>
          <table:table-cell table:style-name="ce64" table:formula="of:=SUMIF([$Estimacion_Tiempos.$G$10:.$G$1002];[.$A68];[$Estimacion_Tiempos.V$10:.V$1002])" office:value-type="float" office:value="0">
            <text:p>0</text:p>
          </table:table-cell>
          <table:table-cell table:style-name="ce64" table:formula="of:=SUMIF([$Estimacion_Tiempos.$G$10:.$G$1002];[.$A68];[$Estimacion_Tiempos.W$10:.W$1002])" office:value-type="float" office:value="0">
            <text:p>0</text:p>
          </table:table-cell>
          <table:table-cell table:style-name="ce64" table:formula="of:=SUMIF([$Estimacion_Tiempos.$G$10:.$G$1002];[.$A68];[$Estimacion_Tiempos.X$10:.X$1002])" office:value-type="float" office:value="0">
            <text:p>0</text:p>
          </table:table-cell>
          <table:table-cell table:style-name="ce64" table:formula="of:=SUMIF([$Estimacion_Tiempos.$G$10:.$G$1002];[.$A68];[$Estimacion_Tiempos.Y$10:.Y$1002])" office:value-type="float" office:value="0">
            <text:p>0</text:p>
          </table:table-cell>
          <table:table-cell table:style-name="ce64" table:formula="of:=SUMIF([$Estimacion_Tiempos.$G$10:.$G$1002];[.$A68];[$Estimacion_Tiempos.Z$10:.Z$1002])" office:value-type="float" office:value="0">
            <text:p>0</text:p>
          </table:table-cell>
          <table:table-cell table:style-name="ce64" table:formula="of:=SUMIF([$Estimacion_Tiempos.$G$10:.$G$1002];[.$A68];[$Estimacion_Tiempos.AA$10:.AA$1002])" office:value-type="float" office:value="0">
            <text:p>0</text:p>
          </table:table-cell>
          <table:table-cell table:style-name="ce64" table:formula="of:=SUMIF([$Estimacion_Tiempos.$G$10:.$G$1002];[.$A68];[$Estimacion_Tiempos.AB$10:.AB$1002])" office:value-type="float" office:value="0">
            <text:p>0</text:p>
          </table:table-cell>
          <table:table-cell table:style-name="ce64" table:formula="of:=SUMIF([$Estimacion_Tiempos.$G$10:.$G$1002];[.$A68];[$Estimacion_Tiempos.AC$10:.AC$1002])" office:value-type="float" office:value="0">
            <text:p>0</text:p>
          </table:table-cell>
          <table:table-cell table:style-name="ce64" table:formula="of:=SUMIF([$Estimacion_Tiempos.$G$10:.$G$1002];[.$A68];[$Estimacion_Tiempos.AD$10:.AD$1002])" office:value-type="float" office:value="0">
            <text:p>0</text:p>
          </table:table-cell>
          <table:table-cell table:style-name="ce64" table:formula="of:=SUMIF([$Estimacion_Tiempos.$G$10:.$G$1002];[.$A68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60" table:formula="of:=[$Config.C25]" office:value-type="float" office:value="0">
            <text:p>0</text:p>
          </table:table-cell>
          <table:table-cell table:style-name="ce64" table:formula="of:=SUMIF([$Estimacion_Tiempos.$G$10:.$G$1002];[.$A69];[$Estimacion_Tiempos.H$10:.H$1002])" office:value-type="float" office:value="0">
            <text:p>0</text:p>
          </table:table-cell>
          <table:table-cell table:style-name="ce64" table:formula="of:=SUMIF([$Estimacion_Tiempos.$G$10:.$G$1002];[.$A69];[$Estimacion_Tiempos.I$10:.I$1002])" office:value-type="float" office:value="0">
            <text:p>0</text:p>
          </table:table-cell>
          <table:table-cell table:style-name="ce64" table:formula="of:=SUMIF([$Estimacion_Tiempos.$G$10:.$G$1002];[.$A69];[$Estimacion_Tiempos.J$10:.J$1002])" office:value-type="float" office:value="0">
            <text:p>0</text:p>
          </table:table-cell>
          <table:table-cell table:style-name="ce64" table:formula="of:=SUMIF([$Estimacion_Tiempos.$G$10:.$G$1002];[.$A69];[$Estimacion_Tiempos.K$10:.K$1002])" office:value-type="float" office:value="0">
            <text:p>0</text:p>
          </table:table-cell>
          <table:table-cell table:style-name="ce64" table:formula="of:=SUMIF([$Estimacion_Tiempos.$G$10:.$G$1002];[.$A69];[$Estimacion_Tiempos.L$10:.L$1002])" office:value-type="float" office:value="0">
            <text:p>0</text:p>
          </table:table-cell>
          <table:table-cell table:style-name="ce64" table:formula="of:=SUMIF([$Estimacion_Tiempos.$G$10:.$G$1002];[.$A69];[$Estimacion_Tiempos.M$10:.M$1002])" office:value-type="float" office:value="0">
            <text:p>0</text:p>
          </table:table-cell>
          <table:table-cell table:style-name="ce64" table:formula="of:=SUMIF([$Estimacion_Tiempos.$G$10:.$G$1002];[.$A69];[$Estimacion_Tiempos.N$10:.N$1002])" office:value-type="float" office:value="0">
            <text:p>0</text:p>
          </table:table-cell>
          <table:table-cell table:style-name="ce64" table:formula="of:=SUMIF([$Estimacion_Tiempos.$G$10:.$G$1002];[.$A69];[$Estimacion_Tiempos.O$10:.O$1002])" office:value-type="float" office:value="0">
            <text:p>0</text:p>
          </table:table-cell>
          <table:table-cell table:style-name="ce64" table:formula="of:=SUMIF([$Estimacion_Tiempos.$G$10:.$G$1002];[.$A69];[$Estimacion_Tiempos.P$10:.P$1002])" office:value-type="float" office:value="0">
            <text:p>0</text:p>
          </table:table-cell>
          <table:table-cell table:style-name="ce64" table:formula="of:=SUMIF([$Estimacion_Tiempos.$G$10:.$G$1002];[.$A69];[$Estimacion_Tiempos.Q$10:.Q$1002])" office:value-type="float" office:value="0">
            <text:p>0</text:p>
          </table:table-cell>
          <table:table-cell table:style-name="ce64" table:formula="of:=SUMIF([$Estimacion_Tiempos.$G$10:.$G$1002];[.$A69];[$Estimacion_Tiempos.R$10:.R$1002])" office:value-type="float" office:value="0">
            <text:p>0</text:p>
          </table:table-cell>
          <table:table-cell table:style-name="ce64" table:formula="of:=SUMIF([$Estimacion_Tiempos.$G$10:.$G$1002];[.$A69];[$Estimacion_Tiempos.S$10:.S$1002])" office:value-type="float" office:value="0">
            <text:p>0</text:p>
          </table:table-cell>
          <table:table-cell table:style-name="ce64" table:formula="of:=SUMIF([$Estimacion_Tiempos.$G$10:.$G$1002];[.$A69];[$Estimacion_Tiempos.T$10:.T$1002])" office:value-type="float" office:value="0">
            <text:p>0</text:p>
          </table:table-cell>
          <table:table-cell table:style-name="ce64" table:formula="of:=SUMIF([$Estimacion_Tiempos.$G$10:.$G$1002];[.$A69];[$Estimacion_Tiempos.U$10:.U$1002])" office:value-type="float" office:value="0">
            <text:p>0</text:p>
          </table:table-cell>
          <table:table-cell table:style-name="ce64" table:formula="of:=SUMIF([$Estimacion_Tiempos.$G$10:.$G$1002];[.$A69];[$Estimacion_Tiempos.V$10:.V$1002])" office:value-type="float" office:value="0">
            <text:p>0</text:p>
          </table:table-cell>
          <table:table-cell table:style-name="ce64" table:formula="of:=SUMIF([$Estimacion_Tiempos.$G$10:.$G$1002];[.$A69];[$Estimacion_Tiempos.W$10:.W$1002])" office:value-type="float" office:value="0">
            <text:p>0</text:p>
          </table:table-cell>
          <table:table-cell table:style-name="ce64" table:formula="of:=SUMIF([$Estimacion_Tiempos.$G$10:.$G$1002];[.$A69];[$Estimacion_Tiempos.X$10:.X$1002])" office:value-type="float" office:value="0">
            <text:p>0</text:p>
          </table:table-cell>
          <table:table-cell table:style-name="ce64" table:formula="of:=SUMIF([$Estimacion_Tiempos.$G$10:.$G$1002];[.$A69];[$Estimacion_Tiempos.Y$10:.Y$1002])" office:value-type="float" office:value="0">
            <text:p>0</text:p>
          </table:table-cell>
          <table:table-cell table:style-name="ce64" table:formula="of:=SUMIF([$Estimacion_Tiempos.$G$10:.$G$1002];[.$A69];[$Estimacion_Tiempos.Z$10:.Z$1002])" office:value-type="float" office:value="0">
            <text:p>0</text:p>
          </table:table-cell>
          <table:table-cell table:style-name="ce64" table:formula="of:=SUMIF([$Estimacion_Tiempos.$G$10:.$G$1002];[.$A69];[$Estimacion_Tiempos.AA$10:.AA$1002])" office:value-type="float" office:value="0">
            <text:p>0</text:p>
          </table:table-cell>
          <table:table-cell table:style-name="ce64" table:formula="of:=SUMIF([$Estimacion_Tiempos.$G$10:.$G$1002];[.$A69];[$Estimacion_Tiempos.AB$10:.AB$1002])" office:value-type="float" office:value="0">
            <text:p>0</text:p>
          </table:table-cell>
          <table:table-cell table:style-name="ce64" table:formula="of:=SUMIF([$Estimacion_Tiempos.$G$10:.$G$1002];[.$A69];[$Estimacion_Tiempos.AC$10:.AC$1002])" office:value-type="float" office:value="0">
            <text:p>0</text:p>
          </table:table-cell>
          <table:table-cell table:style-name="ce64" table:formula="of:=SUMIF([$Estimacion_Tiempos.$G$10:.$G$1002];[.$A69];[$Estimacion_Tiempos.AD$10:.AD$1002])" office:value-type="float" office:value="0">
            <text:p>0</text:p>
          </table:table-cell>
          <table:table-cell table:style-name="ce64" table:formula="of:=SUMIF([$Estimacion_Tiempos.$G$10:.$G$1002];[.$A69];[$Estimacion_Tiempos.AE$10:.AE$1002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10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4" office:value-type="string">
            <text:p>SPRINT</text:p>
          </table:table-cell>
          <table:table-cell table:style-name="ce34" office:value-type="string">
            <text:p>INICIO</text:p>
          </table:table-cell>
          <table:table-cell table:style-name="ce34" office:value-type="string">
            <text:p>DURACIÓN</text:p>
          </table:table-cell>
          <table:table-cell table:number-columns-repeated="2"/>
          <table:table-cell table:style-name="ce49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style-name="ce2"/>
          <table:table-cell table:style-name="ce35" table:formula="of:=[$Config.A9]" office:value-type="float" office:value="1">
            <text:p>1</text:p>
          </table:table-cell>
          <table:table-cell table:style-name="ce36" table:formula="of:=[$Config.B9]" office:value-type="float" office:value="40644">
            <text:p>11-abr-11</text:p>
          </table:table-cell>
          <table:table-cell table:style-name="ce37" office:value-type="float" office:value="14">
            <text:p>14</text:p>
          </table:table-cell>
          <table:table-cell/>
          <table:table-cell table:style-name="ce75" table:formula="of:=IF([.F5]=&quot;&quot;;&quot; &quot;;CHOOSE(WEEKDAY([.F5];2);&quot;L&quot;;&quot;M&quot;;&quot;X&quot;;&quot;J&quot;;&quot;V&quot;;&quot;S&quot;;&quot;D&quot;))" office:value-type="string" office:string-value="L">
            <text:p>L</text:p>
          </table:table-cell>
          <table:table-cell table:number-columns-repeated="2"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5" table:formula="of:=IF([.M5]=&quot;&quot;;&quot; &quot;;CHOOSE(WEEKDAY([.M5];2);&quot;L&quot;;&quot;M&quot;;&quot;X&quot;;&quot;J&quot;;&quot;V&quot;;&quot;S&quot;;&quot;D&quot;))" office:value-type="float" office:value="0">
            <text:p>#VALOR!</text:p>
          </table:table-cell>
          <table:table-cell table:number-columns-repeated="2" table:style-name="ce75" office:value-type="string">
            <text:p>M</text:p>
          </table:table-cell>
          <table:table-cell table:style-name="ce75" office:value-type="string">
            <text:p>J</text:p>
          </table:table-cell>
          <table:table-cell table:style-name="ce75" office:value-type="string">
            <text:p>V</text:p>
          </table:table-cell>
          <table:table-cell table:style-name="ce75" office:value-type="string">
            <text:p>S</text:p>
          </table:table-cell>
          <table:table-cell table:style-name="ce75" office:value-type="string">
            <text:p>D</text:p>
          </table:table-cell>
          <table:table-cell table:style-name="ce77" table:formula="of:=IF([.T5]=&quot;&quot;;&quot; &quot;;CHOOSE(WEEKDAY([.T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U5]=&quot;&quot;;&quot; &quot;;CHOOSE(WEEKDAY([.U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V5]=&quot;&quot;;&quot; &quot;;CHOOSE(WEEKDAY([.V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W5]=&quot;&quot;;&quot; &quot;;CHOOSE(WEEKDAY([.W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X5]=&quot;&quot;;&quot; &quot;;CHOOSE(WEEKDAY([.X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Y5]=&quot;&quot;;&quot; &quot;;CHOOSE(WEEKDAY([.Y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Z5]=&quot;&quot;;&quot; &quot;;CHOOSE(WEEKDAY([.Z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A5]=&quot;&quot;;&quot; &quot;;CHOOSE(WEEKDAY([.AA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B5]=&quot;&quot;;&quot; &quot;;CHOOSE(WEEKDAY([.AB5];2);&quot;L&quot;;&quot;M&quot;;&quot;X&quot;;&quot;J&quot;;&quot;V&quot;;&quot;S&quot;;&quot;D&quot;))" office:value-type="float" office:value="0">
            <text:p>#N/D</text:p>
          </table:table-cell>
          <table:table-cell table:style-name="ce77" table:formula="of:=IF([.AC5]=&quot;&quot;;&quot; &quot;;CHOOSE(WEEKDAY([.AC5];2);&quot;L&quot;;&quot;M&quot;;&quot;X&quot;;&quot;J&quot;;&quot;V&quot;;&quot;S&quot;;&quot;D&quot;))" office:value-type="float" office:value="0">
            <text:p>#N/D</text:p>
          </table:table-cell>
          <table:table-cell table:style-name="ce78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5">
          <table:table-cell table:style-name="ce27" table:number-columns-repeated="5"/>
          <table:table-cell table:style-name="ce45" table:formula="of:=[$Config.B9]" office:value-type="float" office:value="40644">
            <text:p>11-abr</text:p>
          </table:table-cell>
          <table:table-cell table:style-name="ce45" office:value-type="string">
            <text:p>12 – abr</text:p>
          </table:table-cell>
          <table:table-cell table:style-name="ce45" office:value-type="string">
            <text:p>13 – abr</text:p>
          </table:table-cell>
          <table:table-cell table:style-name="ce45" office:value-type="string">
            <text:p>14-abr</text:p>
          </table:table-cell>
          <table:table-cell table:style-name="ce45" office:value-type="string">
            <text:p>15 -abr</text:p>
          </table:table-cell>
          <table:table-cell table:style-name="ce45" office:value-type="string">
            <text:p>16-abr</text:p>
          </table:table-cell>
          <table:table-cell table:style-name="ce45" office:value-type="string">
            <text:p>17-abr</text:p>
          </table:table-cell>
          <table:table-cell table:style-name="ce45" office:value-type="string">
            <text:p>18-abr</text:p>
          </table:table-cell>
          <table:table-cell table:style-name="ce45" office:value-type="string">
            <text:p>19-abr</text:p>
          </table:table-cell>
          <table:table-cell table:style-name="ce45" office:value-type="string">
            <text:p>20-abr</text:p>
          </table:table-cell>
          <table:table-cell table:style-name="ce45" office:value-type="string">
            <text:p>21-abr</text:p>
          </table:table-cell>
          <table:table-cell table:style-name="ce45" office:value-type="string">
            <text:p>22-abr</text:p>
          </table:table-cell>
          <table:table-cell table:style-name="ce45" office:value-type="string">
            <text:p>23-abr</text:p>
          </table:table-cell>
          <table:table-cell table:style-name="ce45" office:value-type="string">
            <text:p>24-abr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3" table:formula="of:=NA()" office:value-type="float" office:value="0">
            <text:p>#N/D</text:p>
          </table:table-cell>
          <table:table-cell table:style-name="ce55"/>
          <table:table-cell table:style-name="ce27" table:number-columns-repeated="994"/>
        </table:table-row>
        <table:table-row table:style-name="ro6">
          <table:table-cell table:style-name="ce27" table:number-columns-repeated="5"/>
          <table:table-cell table:style-name="ce46" table:number-columns-repeated="24"/>
          <table:table-cell table:style-name="ce56"/>
          <table:table-cell table:style-name="ce27" table:number-columns-repeated="6"/>
          <table:table-cell table:style-name="ce58" table:formula="of:=[$Config.A14]" office:value-type="string" office:string-value="Requerimientos">
            <text:p>Requerimientos</text:p>
          </table:table-cell>
          <table:table-cell table:style-name="ce58" table:formula="of:=[$Config.B14]" office:value-type="string" office:string-value="Pendiente">
            <text:p>Pendiente</text:p>
          </table:table-cell>
          <table:table-cell table:style-name="ce58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style-name="ce47" table:formula="of:=SUM([.F9:.F1002])" office:value-type="float" office:value="0">
            <text:p>0</text:p>
          </table:table-cell>
          <table:table-cell table:style-name="ce47" table:formula="of:=SUM([.G9:.G1002])" office:value-type="float" office:value="16">
            <text:p>16</text:p>
          </table:table-cell>
          <table:table-cell table:style-name="ce47" table:formula="of:=SUM([.H9:.H1002])" office:value-type="float" office:value="0">
            <text:p>0</text:p>
          </table:table-cell>
          <table:table-cell table:style-name="ce47" table:formula="of:=SUM([.I9:.I1002])" office:value-type="float" office:value="64">
            <text:p>64</text:p>
          </table:table-cell>
          <table:table-cell table:style-name="ce47" table:formula="of:=SUM([.J9:.J1002])" office:value-type="float" office:value="16">
            <text:p>16</text:p>
          </table:table-cell>
          <table:table-cell table:style-name="ce47" table:formula="of:=SUM([.K9:.K1002])" office:value-type="float" office:value="16">
            <text:p>16</text:p>
          </table:table-cell>
          <table:table-cell table:style-name="ce47" table:formula="of:=SUM([.L9:.L1002])" office:value-type="float" office:value="24">
            <text:p>24</text:p>
          </table:table-cell>
          <table:table-cell table:style-name="ce47" table:formula="of:=SUM([.M9:.M1002])" office:value-type="float" office:value="0">
            <text:p>0</text:p>
          </table:table-cell>
          <table:table-cell table:style-name="ce47" table:formula="of:=SUM([.N9:.N1002])" office:value-type="float" office:value="0">
            <text:p>0</text:p>
          </table:table-cell>
          <table:table-cell table:style-name="ce47" table:formula="of:=SUM([.O9:.O1002])" office:value-type="float" office:value="0">
            <text:p>0</text:p>
          </table:table-cell>
          <table:table-cell table:style-name="ce47" table:formula="of:=SUM([.P9:.P1002])" office:value-type="float" office:value="16">
            <text:p>16</text:p>
          </table:table-cell>
          <table:table-cell table:style-name="ce47" table:formula="of:=SUM([.Q9:.Q1002])" office:value-type="float" office:value="16">
            <text:p>16</text:p>
          </table:table-cell>
          <table:table-cell table:style-name="ce47" table:formula="of:=SUM([.R9:.R1002])" office:value-type="float" office:value="0">
            <text:p>0</text:p>
          </table:table-cell>
          <table:table-cell table:style-name="ce47" table:formula="of:=SUM([.S9:.S1002])" office:value-type="float" office:value="0">
            <text:p>0</text:p>
          </table:table-cell>
          <table:table-cell table:style-name="ce47" table:formula="of:=SUM([.T9:.T1002])" office:value-type="float" office:value="0">
            <text:p>0</text:p>
          </table:table-cell>
          <table:table-cell table:style-name="ce47" table:formula="of:=SUM([.U9:.U1002])" office:value-type="float" office:value="0">
            <text:p>0</text:p>
          </table:table-cell>
          <table:table-cell table:style-name="ce47" table:formula="of:=SUM([.V9:.V1002])" office:value-type="float" office:value="0">
            <text:p>0</text:p>
          </table:table-cell>
          <table:table-cell table:style-name="ce47" table:formula="of:=SUM([.W9:.W1002])" office:value-type="float" office:value="0">
            <text:p>0</text:p>
          </table:table-cell>
          <table:table-cell table:style-name="ce47" table:formula="of:=SUM([.X9:.X1002])" office:value-type="float" office:value="0">
            <text:p>0</text:p>
          </table:table-cell>
          <table:table-cell table:style-name="ce47" table:formula="of:=SUM([.Y9:.Y1002])" office:value-type="float" office:value="0">
            <text:p>0</text:p>
          </table:table-cell>
          <table:table-cell table:style-name="ce47" table:formula="of:=SUM([.Z9:.Z1002])" office:value-type="float" office:value="0">
            <text:p>0</text:p>
          </table:table-cell>
          <table:table-cell table:style-name="ce47" table:formula="of:=SUM([.AA9:.AA1002])" office:value-type="float" office:value="0">
            <text:p>0</text:p>
          </table:table-cell>
          <table:table-cell table:style-name="ce47" table:formula="of:=SUM([.AB9:.AB1002])" office:value-type="float" office:value="0">
            <text:p>0</text:p>
          </table:table-cell>
          <table:table-cell table:style-name="ce47" table:formula="of:=SUM([.AC9:.AC1002])" office:value-type="float" office:value="0">
            <text:p>0</text:p>
          </table:table-cell>
          <table:table-cell table:number-columns-repeated="7"/>
          <table:table-cell table:style-name="ce58" table:formula="of:=[$Config.A15]" office:value-type="string" office:string-value="Análisis">
            <text:p>Análisis</text:p>
          </table:table-cell>
          <table:table-cell table:style-name="ce58" table:formula="of:=[$Config.B15]" office:value-type="string" office:string-value="En curso">
            <text:p>En curso</text:p>
          </table:table-cell>
          <table:table-cell table:style-name="ce58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3" table:number-columns-spanned="5" table:number-rows-spanned="1"/>
          <table:covered-table-cell table:number-columns-repeated="4" table:style-name="ce73"/>
          <table:table-cell table:style-name="ce48" office:value-type="string" table:number-columns-spanned="24" table:number-rows-spanned="2">
            <text:p>Tiempo Dedicado</text:p>
          </table:table-cell>
          <table:covered-table-cell table:number-columns-repeated="23" table:style-name="ce48"/>
          <table:table-cell table:number-columns-repeated="7"/>
          <table:table-cell table:style-name="ce58" table:formula="of:=[$Config.A16]" office:value-type="string" office:string-value="Diseño">
            <text:p>Diseño</text:p>
          </table:table-cell>
          <table:table-cell table:style-name="ce58" table:formula="of:=[$Config.B16]" office:value-type="string" office:string-value="Terminada">
            <text:p>Terminada</text:p>
          </table:table-cell>
          <table:table-cell table:style-name="ce58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Responsable</text:p>
          </table:table-cell>
          <table:table-cell table:style-name="ce29"/>
          <table:covered-table-cell table:number-columns-repeated="24" table:style-name="ce48"/>
          <table:table-cell table:style-name="ce57"/>
          <table:table-cell table:number-columns-repeated="6"/>
          <table:table-cell table:style-name="ce58" table:formula="of:=[$Config.A17]" office:value-type="string" office:string-value="Implementación">
            <text:p>Implementación</text:p>
          </table:table-cell>
          <table:table-cell table:style-name="ce58" table:formula="of:=[$Config.B17]" office:value-type="string" office:string-value="Eliminada">
            <text:p>Eliminada</text:p>
          </table:table-cell>
          <table:table-cell table:style-name="ce58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0]" office:value-type="string" office:string-value="Escribir e Identificar CU Registrar Usuario" table:number-columns-spanned="3" table:number-rows-spanned="1">
            <text:p>Escribir e Identificar CU Registrar Usuario</text:p>
          </table:table-cell>
          <table:covered-table-cell table:number-columns-repeated="2" table:style-name="ce33"/>
          <table:table-cell table:style-name="ce74" table:formula="of:=[$Estimacion_Tiempos.G10]" office:value-type="string" office:string-value="Chelo">
            <text:p>Chelo</text:p>
          </table:table-cell>
          <table:table-cell table:style-name="ce74"/>
          <table:table-cell table:style-name="ce31">
            <office:annotation draw:style-name="gr1" draw:text-style-name="P1" svg:width="3.571cm" svg:height="1.908cm" svg:x="17.137cm" svg:y="4.807cm" draw:caption-point-x="-0.427cm" draw:caption-point-y="0.281cm">
              <dc:date>2011-04-18T00:00:00</dc:date>
              <text:p text:style-name="P1"><text:span text:style-name="T2">Usuario:</text:span></text:p>
              <text:p text:style-name="P1"><text:span text:style-name="T3">Ingrese el tiempo dedicado a la tarea</text:span></text:p>
            </office:annotation>
          </table:table-cell>
          <table:table-cell table:style-name="ce31" table:number-columns-repeated="5"/>
          <table:table-cell table:style-name="ce76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8" table:formula="of:=[$Config.A18]" office:value-type="string" office:string-value="Prueba">
            <text:p>Prueba</text:p>
          </table:table-cell>
          <table:table-cell table:style-name="ce58" table:formula="of:=[$Config.B18]" office:value-type="float" office:value="0">
            <text:p>0</text:p>
          </table:table-cell>
          <table:table-cell table:style-name="ce58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1]" office:value-type="string" office:string-value="Analizar el caso de uso Registrar Usuario" table:number-columns-spanned="3" table:number-rows-spanned="1">
            <text:p>Analizar el caso de uso Registrar Usuario</text:p>
          </table:table-cell>
          <table:covered-table-cell table:number-columns-repeated="2" table:style-name="ce33"/>
          <table:table-cell table:style-name="ce74" table:formula="of:=[$Estimacion_Tiempos.G11]" office:value-type="string" office:string-value="Chelo">
            <text:p>Chelo</text:p>
          </table:table-cell>
          <table:table-cell table:style-name="ce74"/>
          <table:table-cell table:style-name="ce31" table:number-columns-repeated="6"/>
          <table:table-cell table:style-name="ce76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8" table:formula="of:=[$Config.A19]" office:value-type="string" office:string-value="Reunión">
            <text:p>Reunión</text:p>
          </table:table-cell>
          <table:table-cell table:style-name="ce58" table:formula="of:=[$Config.B19]" office:value-type="float" office:value="0">
            <text:p>0</text:p>
          </table:table-cell>
          <table:table-cell table:style-name="ce58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2]" office:value-type="string" office:string-value="Escribir e Identificar CU Controlar Ingreso" table:number-columns-spanned="3" table:number-rows-spanned="1">
            <text:p>Escribir e Identificar CU Controlar Ingreso</text:p>
          </table:table-cell>
          <table:covered-table-cell table:number-columns-repeated="2" table:style-name="ce33"/>
          <table:table-cell table:style-name="ce74" table:formula="of:=[$Estimacion_Tiempos.G1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8" table:formula="of:=[$Config.A20]" office:value-type="float" office:value="0">
            <text:p>0</text:p>
          </table:table-cell>
          <table:table-cell table:style-name="ce58" table:formula="of:=[$Config.B20]" office:value-type="float" office:value="0">
            <text:p>0</text:p>
          </table:table-cell>
          <table:table-cell table:style-name="ce58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3]" office:value-type="string" office:string-value="Analizar caso de uso Controlar Ingreso" table:number-columns-spanned="3" table:number-rows-spanned="1">
            <text:p>Analizar caso de uso Controlar Ingreso</text:p>
          </table:table-cell>
          <table:covered-table-cell table:number-columns-repeated="2" table:style-name="ce33"/>
          <table:table-cell table:style-name="ce74" table:formula="of:=[$Estimacion_Tiempos.G1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8" table:formula="of:=[$Config.A21]" office:value-type="float" office:value="0">
            <text:p>0</text:p>
          </table:table-cell>
          <table:table-cell table:style-name="ce58" table:formula="of:=[$Config.B21]" office:value-type="float" office:value="0">
            <text:p>0</text:p>
          </table:table-cell>
          <table:table-cell table:style-name="ce58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4]" office:value-type="string" office:string-value="Escribir e Identificar CU Solicitud Amistad" table:number-columns-spanned="3" table:number-rows-spanned="1">
            <text:p>Escribir e Identificar CU Solicitud Amistad</text:p>
          </table:table-cell>
          <table:covered-table-cell table:number-columns-repeated="2" table:style-name="ce33"/>
          <table:table-cell table:style-name="ce74" table:formula="of:=[$Estimacion_Tiempos.G1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2]" office:value-type="float" office:value="0">
            <text:p>0</text:p>
          </table:table-cell>
          <table:table-cell table:style-name="ce58" table:formula="of:=[$Config.B22]" office:value-type="float" office:value="0">
            <text:p>0</text:p>
          </table:table-cell>
          <table:table-cell table:style-name="ce58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5]" office:value-type="string" office:string-value="Analizar caso de uso CU Solicitud Amistad" table:number-columns-spanned="3" table:number-rows-spanned="1">
            <text:p>Analizar caso de uso CU Solicitud Amistad</text:p>
          </table:table-cell>
          <table:covered-table-cell table:number-columns-repeated="2" table:style-name="ce33"/>
          <table:table-cell table:style-name="ce74" table:formula="of:=[$Estimacion_Tiempos.G1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3]" office:value-type="float" office:value="0">
            <text:p>0</text:p>
          </table:table-cell>
          <table:table-cell table:style-name="ce58" table:formula="of:=[$Config.B23]" office:value-type="float" office:value="0">
            <text:p>0</text:p>
          </table:table-cell>
          <table:table-cell table:style-name="ce58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6]" office:value-type="string" office:string-value="Escribir e Identificar CU Busqueda Usuario" table:number-columns-spanned="3" table:number-rows-spanned="1">
            <text:p>Escribir e Identificar CU Busqueda Usuario</text:p>
          </table:table-cell>
          <table:covered-table-cell table:number-columns-repeated="2" table:style-name="ce33"/>
          <table:table-cell table:style-name="ce74" table:formula="of:=[$Estimacion_Tiempos.G1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4]" office:value-type="float" office:value="0">
            <text:p>0</text:p>
          </table:table-cell>
          <table:table-cell table:style-name="ce58" table:formula="of:=[$Config.B24]" office:value-type="float" office:value="0">
            <text:p>0</text:p>
          </table:table-cell>
          <table:table-cell table:style-name="ce58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7]" office:value-type="string" office:string-value="Analizar caso de uso CU Busqueda Usuario" table:number-columns-spanned="3" table:number-rows-spanned="1">
            <text:p>Analizar caso de uso CU Busqueda Usuario</text:p>
          </table:table-cell>
          <table:covered-table-cell table:number-columns-repeated="2" table:style-name="ce33"/>
          <table:table-cell table:style-name="ce74" table:formula="of:=[$Estimacion_Tiempos.G1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A25]" office:value-type="float" office:value="0">
            <text:p>0</text:p>
          </table:table-cell>
          <table:table-cell table:style-name="ce58" table:formula="of:=[$Config.B25]" office:value-type="float" office:value="0">
            <text:p>0</text:p>
          </table:table-cell>
          <table:table-cell table:style-name="ce58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8]" office:value-type="string" office:string-value="Escribir e Identificar CU Alta Grupo" table:number-columns-spanned="3" table:number-rows-spanned="1">
            <text:p>Escribir e Identificar CU Alta Grupo</text:p>
          </table:table-cell>
          <table:covered-table-cell table:number-columns-repeated="2" table:style-name="ce33"/>
          <table:table-cell table:style-name="ce74" table:formula="of:=[$Estimacion_Tiempos.G1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8" table:formula="of:=[$Config.G14]" office:value-type="float" office:value="0">
            <text:p>0</text:p>
          </table:table-cell>
          <table:table-cell table:style-name="ce58" table:formula="of:=[$Config.H14]" office:value-type="float" office:value="0">
            <text:p>0</text:p>
          </table:table-cell>
          <table:table-cell table:style-name="ce58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9]" office:value-type="string" office:string-value="Analizar caso de uso CU Alta Grupo" table:number-columns-spanned="3" table:number-rows-spanned="1">
            <text:p>Analizar caso de uso CU Alta Grupo</text:p>
          </table:table-cell>
          <table:covered-table-cell table:number-columns-repeated="2" table:style-name="ce33"/>
          <table:table-cell table:style-name="ce74" table:formula="of:=[$Estimacion_Tiempos.G1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0]" office:value-type="string" office:string-value="Escribir e Identificar CU Mod Grupo" table:number-columns-spanned="3" table:number-rows-spanned="1">
            <text:p>Escribir e Identificar CU Mod Grupo</text:p>
          </table:table-cell>
          <table:covered-table-cell table:number-columns-repeated="2" table:style-name="ce33"/>
          <table:table-cell table:style-name="ce74" table:formula="of:=[$Estimacion_Tiempos.G2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40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7"/>
          <table:table-cell table:number-columns-repeated="2" table:style-name="ce31" office:value-type="float" office:value="0">
            <text:p>0</text:p>
          </table:table-cell>
          <table:table-cell table:style-name="ce31" table:number-columns-repeated="3"/>
          <table:table-cell table:number-columns-repeated="995"/>
        </table:table-row>
        <table:table-row table:style-name="ro1" table:visibility="filter">
          <table:table-cell table:style-name="ce33" table:formula="of:=[$Estimacion_Tiempos.B21]" office:value-type="string" office:string-value="Analizar caso de uso CU Mod Grupo" table:number-columns-spanned="3" table:number-rows-spanned="1">
            <text:p>Analizar caso de uso CU Mod Grupo</text:p>
          </table:table-cell>
          <table:covered-table-cell table:number-columns-repeated="2" table:style-name="ce33"/>
          <table:table-cell table:style-name="ce74" table:formula="of:=[$Estimacion_Tiempos.G2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23</text:p>
          </table:table-cell>
          <table:table-cell table:style-name="ce31" table:number-columns-repeated="4"/>
          <table:table-cell table:style-name="ce31" office:value-type="string">
            <text:p>0.45</text:p>
          </table:table-cell>
          <table:table-cell table:style-name="ce31" table:number-columns-repeated="12"/>
          <table:table-cell table:number-columns-repeated="995"/>
        </table:table-row>
        <table:table-row table:style-name="ro1" table:visibility="filter">
          <table:table-cell table:style-name="ce33" table:formula="of:=[$Estimacion_Tiempos.B22]" office:value-type="string" office:string-value="Escribir e Identificar CU Baja Grupo" table:number-columns-spanned="3" table:number-rows-spanned="1">
            <text:p>Escribir e Identificar CU Baja Grupo</text:p>
          </table:table-cell>
          <table:covered-table-cell table:number-columns-repeated="2" table:style-name="ce33"/>
          <table:table-cell table:style-name="ce74" table:formula="of:=[$Estimacion_Tiempos.G2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3]" office:value-type="string" office:string-value="Analizar caso de uso CU Baja Grupo" table:number-columns-spanned="3" table:number-rows-spanned="1">
            <text:p>Analizar caso de uso CU Baja Grupo</text:p>
          </table:table-cell>
          <table:covered-table-cell table:number-columns-repeated="2" table:style-name="ce33"/>
          <table:table-cell table:style-name="ce74" table:formula="of:=[$Estimacion_Tiempos.G2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4]" office:value-type="string" office:string-value="Escribir e Identificar CU Permisos Usuario" table:number-columns-spanned="3" table:number-rows-spanned="1">
            <text:p>Escribir e Identificar CU Permisos Usuario</text:p>
          </table:table-cell>
          <table:covered-table-cell table:number-columns-repeated="2" table:style-name="ce33"/>
          <table:table-cell table:style-name="ce74" table:formula="of:=[$Estimacion_Tiempos.G2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5]" office:value-type="string" office:string-value="Analizar caso de uso CU Permisos Usuario" table:number-columns-spanned="3" table:number-rows-spanned="1">
            <text:p>Analizar caso de uso CU Permisos Usuario</text:p>
          </table:table-cell>
          <table:covered-table-cell table:number-columns-repeated="2" table:style-name="ce33"/>
          <table:table-cell table:style-name="ce74" table:formula="of:=[$Estimacion_Tiempos.G2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6]" office:value-type="string" office:string-value="Escribir e Identificar CU Alta Album" table:number-columns-spanned="3" table:number-rows-spanned="1">
            <text:p>Escribir e Identificar CU Alta Album</text:p>
          </table:table-cell>
          <table:covered-table-cell table:number-columns-repeated="2" table:style-name="ce33"/>
          <table:table-cell table:style-name="ce74" table:formula="of:=[$Estimacion_Tiempos.G2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7]" office:value-type="string" office:string-value="Analizar caso de uso CU Alta Album" table:number-columns-spanned="3" table:number-rows-spanned="1">
            <text:p>Analizar caso de uso CU Alta Album</text:p>
          </table:table-cell>
          <table:covered-table-cell table:number-columns-repeated="2" table:style-name="ce33"/>
          <table:table-cell table:style-name="ce74" table:formula="of:=[$Estimacion_Tiempos.G2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8]" office:value-type="string" office:string-value="Escribir e Identificar CU Mod Album" table:number-columns-spanned="3" table:number-rows-spanned="1">
            <text:p>Escribir e Identificar CU Mod Album</text:p>
          </table:table-cell>
          <table:covered-table-cell table:number-columns-repeated="2" table:style-name="ce33"/>
          <table:table-cell table:style-name="ce74" table:formula="of:=[$Estimacion_Tiempos.G2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9]" office:value-type="string" office:string-value="Analizar caso de uso CU Mod Album" table:number-columns-spanned="3" table:number-rows-spanned="1">
            <text:p>Analizar caso de uso CU Mod Album</text:p>
          </table:table-cell>
          <table:covered-table-cell table:number-columns-repeated="2" table:style-name="ce33"/>
          <table:table-cell table:style-name="ce74" table:formula="of:=[$Estimacion_Tiempos.G2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0]" office:value-type="string" office:string-value="Escribir e Identificar CU Baja Album" table:number-columns-spanned="3" table:number-rows-spanned="1">
            <text:p>Escribir e Identificar CU Baja Album</text:p>
          </table:table-cell>
          <table:covered-table-cell table:number-columns-repeated="2" table:style-name="ce33"/>
          <table:table-cell table:style-name="ce74" table:formula="of:=[$Estimacion_Tiempos.G3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15</text:p>
          </table:table-cell>
          <table:table-cell table:style-name="ce31" table:number-columns-repeated="4"/>
          <table:table-cell table:style-name="ce31" office:value-type="string">
            <text:p>0.48</text:p>
          </table:table-cell>
          <table:table-cell table:style-name="ce31" office:value-type="string">
            <text:p>0.1</text:p>
          </table:table-cell>
          <table:table-cell table:style-name="ce31" table:number-columns-repeated="11"/>
          <table:table-cell table:number-columns-repeated="995"/>
        </table:table-row>
        <table:table-row table:style-name="ro1" table:visibility="filter">
          <table:table-cell table:style-name="ce33" table:formula="of:=[$Estimacion_Tiempos.B31]" office:value-type="string" office:string-value="Analizar caso de uso CU Baja Album" table:number-columns-spanned="3" table:number-rows-spanned="1">
            <text:p>Analizar caso de uso CU Baja Album</text:p>
          </table:table-cell>
          <table:covered-table-cell table:number-columns-repeated="2" table:style-name="ce33"/>
          <table:table-cell table:style-name="ce74" table:formula="of:=[$Estimacion_Tiempos.G3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20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32]" office:value-type="string" office:string-value="Escribir e Identificar CU Alta coment Foto" table:number-columns-spanned="3" table:number-rows-spanned="1">
            <text:p>Escribir e Identificar CU Alta coment Foto</text:p>
          </table:table-cell>
          <table:covered-table-cell table:number-columns-repeated="2" table:style-name="ce33"/>
          <table:table-cell table:style-name="ce74" table:formula="of:=[$Estimacion_Tiempos.G3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 table:style-name="ce31" office:value-type="float" office:value="4">
            <text:p>4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33]" office:value-type="string" office:string-value="Analizar caso de uso CU Alta coment Foto" table:number-columns-spanned="3" table:number-rows-spanned="1">
            <text:p>Analizar caso de uso CU Alta coment Foto</text:p>
          </table:table-cell>
          <table:covered-table-cell table:number-columns-repeated="2" table:style-name="ce33"/>
          <table:table-cell table:style-name="ce74" table:formula="of:=[$Estimacion_Tiempos.G3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3" table:style-name="ce31" office:value-type="float" office:value="4">
            <text:p>4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34]" office:value-type="string" office:string-value="Escribir e Identificar CU Baja coment Gral" table:number-columns-spanned="3" table:number-rows-spanned="1">
            <text:p>Escribir e Identificar CU Baja coment Gral</text:p>
          </table:table-cell>
          <table:covered-table-cell table:number-columns-repeated="2" table:style-name="ce33"/>
          <table:table-cell table:style-name="ce74" table:formula="of:=[$Estimacion_Tiempos.G34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5]" office:value-type="string" office:string-value="Analizar caso de uso CU Baja coment Gral" table:number-columns-spanned="3" table:number-rows-spanned="1">
            <text:p>Analizar caso de uso CU Baja coment Gral</text:p>
          </table:table-cell>
          <table:covered-table-cell table:number-columns-repeated="2" table:style-name="ce33"/>
          <table:table-cell table:style-name="ce74" table:formula="of:=[$Estimacion_Tiempos.G35]" office:value-type="string" office:string-value="Pela">
            <text:p>Pela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6]" office:value-type="string" office:string-value="Escribir e Identificar CU Admin Muro" table:number-columns-spanned="3" table:number-rows-spanned="1">
            <text:p>Escribir e Identificar CU Admin Muro</text:p>
          </table:table-cell>
          <table:covered-table-cell table:number-columns-repeated="2" table:style-name="ce33"/>
          <table:table-cell table:style-name="ce74" table:formula="of:=[$Estimacion_Tiempos.G36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7]" office:value-type="string" office:string-value="Analizar caso de uso CU Admin Muro" table:number-columns-spanned="3" table:number-rows-spanned="1">
            <text:p>Analizar caso de uso CU Admin Muro</text:p>
          </table:table-cell>
          <table:covered-table-cell table:number-columns-repeated="2" table:style-name="ce33"/>
          <table:table-cell table:style-name="ce74" table:formula="of:=[$Estimacion_Tiempos.G37]" office:value-type="string" office:string-value="Pipo">
            <text:p>Pip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0"/>
          <table:table-cell table:style-name="ce31" table:number-columns-repeated="18"/>
          <table:table-cell table:number-columns-repeated="995"/>
        </table:table-row>
        <table:table-row table:style-name="ro1">
          <table:table-cell table:style-name="ce33" table:formula="of:=[$Estimacion_Tiempos.B38]" office:value-type="string" office:string-value="Escribir e Identificar CU Admin Pag Princip" table:number-columns-spanned="3" table:number-rows-spanned="1">
            <text:p>Escribir e Identificar CU Admin Pag Princip</text:p>
          </table:table-cell>
          <table:covered-table-cell table:number-columns-repeated="2" table:style-name="ce33"/>
          <table:table-cell table:style-name="ce74" table:formula="of:=[$Estimacion_Tiempos.G38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9]" office:value-type="string" office:string-value="Analizar caso de uso CU Admin Pag Princip" table:number-columns-spanned="3" table:number-rows-spanned="1">
            <text:p>Analizar caso de uso CU Admin Pag Princip</text:p>
          </table:table-cell>
          <table:covered-table-cell table:number-columns-repeated="2" table:style-name="ce33"/>
          <table:table-cell table:style-name="ce74" table:formula="of:=[$Estimacion_Tiempos.G39]" office:value-type="string" office:string-value="tincho">
            <text:p>tinch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40]" office:value-type="string" office:string-value="Escribir e Identificar CU Notificaciones" table:number-columns-spanned="3" table:number-rows-spanned="1">
            <text:p>Escribir e Identificar CU Notificaciones</text:p>
          </table:table-cell>
          <table:covered-table-cell table:number-columns-repeated="2" table:style-name="ce33"/>
          <table:table-cell table:style-name="ce74" table:formula="of:=[$Estimacion_Tiempos.G40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5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1]" office:value-type="string" office:string-value="Analizar caso de uso CU Notificaciones" table:number-columns-spanned="3" table:number-rows-spanned="1">
            <text:p>Analizar caso de uso CU Notificaciones</text:p>
          </table:table-cell>
          <table:covered-table-cell table:number-columns-repeated="2" table:style-name="ce33"/>
          <table:table-cell table:style-name="ce74" table:formula="of:=[$Estimacion_Tiempos.G41]" office:value-type="string" office:string-value="chelo">
            <text:p>chelo</text:p>
          </table:table-cell>
          <table:table-cell table:style-name="ce74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6" office:value-type="string">
            <text:p>0.6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2]" office:value-type="string" office:string-value="Escribir e Identificar CU Amigos Comun" table:number-columns-spanned="3" table:number-rows-spanned="1">
            <text:p>Escribir e Identificar CU Amigos Comun</text:p>
          </table:table-cell>
          <table:covered-table-cell table:number-columns-repeated="2" table:style-name="ce33"/>
          <table:table-cell table:style-name="ce74" table:formula="of:=[$Estimacion_Tiempos.G42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3]" office:value-type="string" office:string-value="Analizar caso de uso CU Amigos Comun" table:number-columns-spanned="3" table:number-rows-spanned="1">
            <text:p>Analizar caso de uso CU Amigos Comun</text:p>
          </table:table-cell>
          <table:covered-table-cell table:number-columns-repeated="2" table:style-name="ce33"/>
          <table:table-cell table:style-name="ce74" table:formula="of:=[$Estimacion_Tiempos.G43]" office:value-type="string" office:string-value="Lean">
            <text:p>Lean</text:p>
          </table:table-cell>
          <table:table-cell table:style-name="ce74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number-columns-repeated="4" table:style-name="ce31" office:value-type="float" office:value="0">
            <text:p>0</text:p>
          </table:table-cell>
          <table:table-cell table:style-name="ce31" office:value-type="float" office:value="8">
            <text:p>8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44]" office:value-type="string" office:string-value="Escribir e Identificar CU rol Admin" table:number-columns-spanned="3" table:number-rows-spanned="1">
            <text:p>Escribir e Identificar CU rol Admin</text:p>
          </table:table-cell>
          <table:covered-table-cell table:number-columns-repeated="2" table:style-name="ce33"/>
          <table:table-cell table:style-name="ce74" table:formula="of:=[$Estimacion_Tiempos.G44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5]" office:value-type="string" office:string-value="Analizar caso de uso CU rol Admin" table:number-columns-spanned="3" table:number-rows-spanned="1">
            <text:p>Analizar caso de uso CU rol Admin</text:p>
          </table:table-cell>
          <table:covered-table-cell table:number-columns-repeated="2" table:style-name="ce33"/>
          <table:table-cell table:style-name="ce74" table:formula="of:=[$Estimacion_Tiempos.G45]" office:value-type="string" office:string-value="Pela">
            <text:p>Pela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6]" office:value-type="string" office:string-value="Escribir e Identificar CU Bloqueo usuarios" table:number-columns-spanned="3" table:number-rows-spanned="1">
            <text:p>Escribir e Identificar CU Bloqueo usuarios</text:p>
          </table:table-cell>
          <table:covered-table-cell table:number-columns-repeated="2" table:style-name="ce33"/>
          <table:table-cell table:style-name="ce74" table:formula="of:=[$Estimacion_Tiempos.G46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7]" office:value-type="string" office:string-value="Analizar caso de uso CU Bloquear usuarios" table:number-columns-spanned="3" table:number-rows-spanned="1">
            <text:p>Analizar caso de uso CU Bloquear usuarios</text:p>
          </table:table-cell>
          <table:covered-table-cell table:number-columns-repeated="2" table:style-name="ce33"/>
          <table:table-cell table:style-name="ce74" table:formula="of:=[$Estimacion_Tiempos.G47]" office:value-type="string" office:string-value="Pipo">
            <text:p>Pip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8]" office:value-type="string" office:string-value="Escribir e Identificar CU Control Amigos Com" table:number-columns-spanned="3" table:number-rows-spanned="1">
            <text:p>Escribir e Identificar CU Control Amigos Com</text:p>
          </table:table-cell>
          <table:covered-table-cell table:number-columns-repeated="2" table:style-name="ce33"/>
          <table:table-cell table:style-name="ce74" table:formula="of:=[$Estimacion_Tiempos.G48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9]" office:value-type="string" office:string-value="Analizar caso de uso CU Control Amigos Com" table:number-columns-spanned="3" table:number-rows-spanned="1">
            <text:p>Analizar caso de uso CU Control Amigos Com</text:p>
          </table:table-cell>
          <table:covered-table-cell table:number-columns-repeated="2" table:style-name="ce33"/>
          <table:table-cell table:style-name="ce74" table:formula="of:=[$Estimacion_Tiempos.G49]" office:value-type="string" office:string-value="tincho">
            <text:p>tincho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5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4" table:formula="of:=[$Estimacion_Tiempos.G6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6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7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8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9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0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1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2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3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4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5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6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7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1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2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3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4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5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6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7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8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89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4" table:formula="of:=[$Estimacion_Tiempos.G190]" office:value-type="float" office:value="0">
            <text:p>0</text:p>
          </table:table-cell>
          <table:table-cell table:style-name="ce74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1" table:print="false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80"/>
          <table:table-cell table:number-columns-repeated="1003"/>
        </table:table-row>
        <table:table-row table:style-name="ro1">
          <table:table-cell table:number-columns-repeated="2"/>
          <table:table-cell table:style-name="ce79" office:value-type="string">
            <text:p>Impedimento</text:p>
          </table:table-cell>
          <table:table-cell table:style-name="ce79" office:value-type="string">
            <text:p>Reportó</text:p>
          </table:table-cell>
          <table:table-cell table:style-name="ce79" office:value-type="string">
            <text:p>Solución posible</text:p>
          </table:table-cell>
          <table:table-cell table:style-name="ce79" office:value-type="string">
            <text:p>Estado</text:p>
          </table:table-cell>
          <table:table-cell table:number-columns-repeated="14"/>
          <table:table-cell table:style-name="ce80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80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2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2" table:display-filter-buttons="true">
          <table:filter>
            <table:filter-condition table:field-number="6" table:value="Lean" table:operator="="/>
          </table:filter>
        </table:database-range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Tinch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03:18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5-05T03:18:27</dc:date>
    <meta:print-date>2008-03-02T09:03:16</meta:print-date>
    <meta:editing-cycles>23</meta:editing-cycles>
    <meta:editing-duration>PT1H37M47S</meta:editing-duration>
    <meta:generator>LibreOffice/3.3$Linux LibreOffice_project/330m19$Build-202</meta:generator>
    <dc:creator>ing </dc:creator>
    <meta:document-statistic meta:table-count="10" meta:cell-count="245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xlink:type="simple" chart:class="chart:area" chart:style-name="ch1">
        <chart:title svg:x="8.655cm" svg:y="0.273cm" chart:style-name="ch2">
          <text:p>Gráfico de esfuerzo</text:p>
        </chart:title>
        <chart:legend chart:legend-position="end" svg:x="19.331cm" svg:y="3.213cm" chart:style-name="ch3"/>
        <chart:plot-area chart:style-name="ch4" table:cell-range-address="Estimacion_Tiempos.H5:Estimacion_Tiempos.AE5 Estimacion_Tiempos.H7:Estimacion_Tiempos.AE7" chart:data-source-has-labels="row" svg:x="1.472cm" svg:y="1.293cm" svg:width="17.035cm" svg:height="5.009cm">
          <chartooo:coordinate-region svg:x="2.358cm" svg:y="1.519cm" svg:width="16.037cm" svg:height="3.56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6.16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Estimacion_Tiempos.H5:Estimacion_Tiempos.AE5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315">
                <text:p>315</text:p>
                <draw:g>
                  <svg:desc>Estimacion_Tiempos.H7:Estimacion_Tiempos.AE7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xlink:type="simple" chart:class="chart:line" chart:style-name="ch1">
        <chart:title svg:x="8.871cm" svg:y="0.273cm" chart:style-name="ch2">
          <text:p>Gráfico de tareas</text:p>
        </chart:title>
        <chart:legend chart:legend-position="end" svg:x="19.338cm" svg:y="3.214cm" chart:style-name="ch3"/>
        <chart:plot-area chart:style-name="ch4" table:cell-range-address="Estimacion_Tiempos.H5:Estimacion_Tiempos.AE6" chart:data-source-has-labels="row" svg:x="1.472cm" svg:y="1.293cm" svg:width="17.043cm" svg:height="5.01cm">
          <chartooo:coordinate-region svg:x="2.146cm" svg:y="1.52cm" svg:width="16.257cm" svg:height="3.56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5.516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Estimacion_Tiempos.H5:Estimacion_Tiempos.AE5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Estimacion_Tiempos.H6:Estimacion_Tiempos.AE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xlink:type="simple" chart:class="chart:line" chart:style-name="ch1">
        <chart:title svg:x="8.832cm" svg:y="0.273cm" chart:style-name="ch2">
          <text:p>Gráfico individual</text:p>
        </chart:title>
        <chart:legend chart:legend-position="end" svg:x="19.129cm" svg:y="1.41cm" chart:style-name="ch3"/>
        <chart:plot-area chart:style-name="ch4" table:cell-range-address="Gráficos.A57:Gráficos.Y69" chart:data-source-has-labels="both" svg:x="1.474cm" svg:y="1.293cm" svg:width="16.827cm" svg:height="5.032cm">
          <chartooo:coordinate-region svg:x="2.201cm" svg:y="1.453cm" svg:width="16.035cm" svg:height="4.005cm"/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51cm" svg:y="5.302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ene</text:p>
                <draw:g>
                  <svg:desc>Gráficos.B57:Gráficos.Y57</svg:desc>
                </draw:g>
              </table:table-cell>
              <table:table-cell office:value-type="string">
                <text:p>12 – abr</text:p>
              </table:table-cell>
              <table:table-cell office:value-type="string">
                <text:p>13 – abr</text:p>
              </table:table-cell>
              <table:table-cell office:value-type="string">
                <text:p>14-abr</text:p>
              </table:table-cell>
              <table:table-cell office:value-type="string">
                <text:p>15 -abr</text:p>
              </table:table-cell>
              <table:table-cell office:value-type="string">
                <text:p>16-abr</text:p>
              </table:table-cell>
              <table:table-cell office:value-type="string">
                <text:p>17-abr</text:p>
              </table:table-cell>
              <table:table-cell office:value-type="string">
                <text:p>18-abr</text:p>
              </table:table-cell>
              <table:table-cell office:value-type="string">
                <text:p>19-abr</text:p>
              </table:table-cell>
              <table:table-cell office:value-type="string">
                <text:p>20-abr</text:p>
              </table:table-cell>
              <table:table-cell office:value-type="string">
                <text:p>21-abr</text:p>
              </table:table-cell>
              <table:table-cell office:value-type="string">
                <text:p>22-abr</text:p>
              </table:table-cell>
              <table:table-cell office:value-type="string">
                <text:p>23-abr</text:p>
              </table:table-cell>
              <table:table-cell office:value-type="string">
                <text:p>24-abr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  <table:table-cell office:value-type="string">
                <text:p>#N/D</text:p>
              </table:table-cell>
            </table:table-row>
          </table:table-header-rows>
          <table:table-rows>
            <table:table-row>
              <table:table-cell office:value-type="string">
                <text:p>Chelo</text:p>
                <draw:g>
                  <svg:desc>Gráficos.A58:Gráficos.A58</svg:desc>
                </draw:g>
              </table:table-cell>
              <table:table-cell office:value-type="float" office:value="0">
                <text:p>0</text:p>
                <draw:g>
                  <svg:desc>Gráficos.B58:Gráfico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n</text:p>
                <draw:g>
                  <svg:desc>Gráficos.A59:Gráficos.A59</svg:desc>
                </draw:g>
              </table:table-cell>
              <table:table-cell office:value-type="float" office:value="98">
                <text:p>98</text:p>
                <draw:g>
                  <svg:desc>Gráficos.B59:Gráficos.Y59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la</text:p>
                <draw:g>
                  <svg:desc>Gráficos.A60:Gráficos.A60</svg:desc>
                </draw:g>
              </table:table-cell>
              <table:table-cell office:value-type="float" office:value="79">
                <text:p>79</text:p>
                <draw:g>
                  <svg:desc>Gráficos.B60:Gráfico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o</text:p>
                <draw:g>
                  <svg:desc>Gráficos.A61:Gráficos.A61</svg:desc>
                </draw:g>
              </table:table-cell>
              <table:table-cell office:value-type="float" office:value="80">
                <text:p>80</text:p>
                <draw:g>
                  <svg:desc>Gráficos.B61:Gráfico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ncho</text:p>
                <draw:g>
                  <svg:desc>Gráficos.A62:Gráficos.A62</svg:desc>
                </draw:g>
              </table:table-cell>
              <table:table-cell office:value-type="float" office:value="58">
                <text:p>58</text:p>
                <draw:g>
                  <svg:desc>Gráficos.B62:Gráfico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DOS</text:p>
                <draw:g>
                  <svg:desc>Gráficos.A63:Gráficos.A63</svg:desc>
                </draw:g>
              </table:table-cell>
              <table:table-cell office:value-type="float" office:value="0">
                <text:p>0</text:p>
                <draw:g>
                  <svg:desc>Gráficos.B63:Gráficos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4:Gráficos.A64</svg:desc>
                </draw:g>
              </table:table-cell>
              <table:table-cell office:value-type="float" office:value="0">
                <text:p>0</text:p>
                <draw:g>
                  <svg:desc>Gráficos.B64:Gráficos.Y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5:Gráficos.A65</svg:desc>
                </draw:g>
              </table:table-cell>
              <table:table-cell office:value-type="float" office:value="0">
                <text:p>0</text:p>
                <draw:g>
                  <svg:desc>Gráficos.B65:Gráficos.Y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6:Gráficos.A66</svg:desc>
                </draw:g>
              </table:table-cell>
              <table:table-cell office:value-type="float" office:value="0">
                <text:p>0</text:p>
                <draw:g>
                  <svg:desc>Gráficos.B66:Gráficos.Y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7:Gráficos.A67</svg:desc>
                </draw:g>
              </table:table-cell>
              <table:table-cell office:value-type="float" office:value="0">
                <text:p>0</text:p>
                <draw:g>
                  <svg:desc>Gráficos.B67:Gráficos.Y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8:Gráficos.A68</svg:desc>
                </draw:g>
              </table:table-cell>
              <table:table-cell office:value-type="float" office:value="0">
                <text:p>0</text:p>
                <draw:g>
                  <svg:desc>Gráficos.B68:Gráficos.Y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9:Gráficos.A69</svg:desc>
                </draw:g>
              </table:table-cell>
              <table:table-cell office:value-type="float" office:value="0">
                <text:p>0</text:p>
                <draw:g>
                  <svg:desc>Gráficos.B69:Gráficos.Y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